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8d" officeooo:paragraph-rsid="000b938d"/>
    </style:style>
    <style:style style:name="P2" style:family="paragraph" style:parent-style-name="Standard">
      <style:text-properties officeooo:rsid="000b938d" officeooo:paragraph-rsid="0010b26d"/>
    </style:style>
    <style:style style:name="P3" style:family="paragraph" style:parent-style-name="Standard">
      <style:text-properties officeooo:rsid="0020d43b" officeooo:paragraph-rsid="0020d43b"/>
    </style:style>
    <style:style style:name="P4" style:family="paragraph" style:parent-style-name="Standard">
      <style:text-properties officeooo:rsid="0022aff1" officeooo:paragraph-rsid="0022aff1"/>
    </style:style>
    <style:style style:name="P5" style:family="paragraph" style:parent-style-name="Standard">
      <style:text-properties officeooo:rsid="0022aff1" officeooo:paragraph-rsid="00261665"/>
    </style:style>
    <style:style style:name="P6" style:family="paragraph" style:parent-style-name="Standard">
      <style:text-properties officeooo:rsid="0022aff1" officeooo:paragraph-rsid="003d104d"/>
    </style:style>
    <style:style style:name="P7" style:family="paragraph" style:parent-style-name="Standard">
      <style:text-properties officeooo:rsid="0022aff1" officeooo:paragraph-rsid="0040a0ca"/>
    </style:style>
    <style:style style:name="P8" style:family="paragraph" style:parent-style-name="Standard">
      <style:text-properties officeooo:rsid="0022aff1" officeooo:paragraph-rsid="005068c1"/>
    </style:style>
    <style:style style:name="P9" style:family="paragraph" style:parent-style-name="Standard">
      <style:text-properties officeooo:rsid="0022aff1" officeooo:paragraph-rsid="0052f4fb"/>
    </style:style>
    <style:style style:name="P10" style:family="paragraph" style:parent-style-name="Standard">
      <style:text-properties officeooo:rsid="002c1d62" officeooo:paragraph-rsid="002c1d62"/>
    </style:style>
    <style:style style:name="P11" style:family="paragraph" style:parent-style-name="Standard">
      <style:text-properties officeooo:rsid="002c1d62" officeooo:paragraph-rsid="002dfd36"/>
    </style:style>
    <style:style style:name="P12" style:family="paragraph" style:parent-style-name="Standard">
      <style:text-properties officeooo:rsid="002c1d62" officeooo:paragraph-rsid="00323c32"/>
    </style:style>
    <style:style style:name="P13" style:family="paragraph" style:parent-style-name="Standard">
      <style:text-properties officeooo:rsid="002dfd36" officeooo:paragraph-rsid="002dfd36"/>
    </style:style>
    <style:style style:name="P14" style:family="paragraph" style:parent-style-name="Standard">
      <style:text-properties officeooo:rsid="00323c32" officeooo:paragraph-rsid="00323c32"/>
    </style:style>
    <style:style style:name="P15" style:family="paragraph" style:parent-style-name="Standard">
      <style:text-properties officeooo:rsid="00353e0f" officeooo:paragraph-rsid="00353e0f"/>
    </style:style>
    <style:style style:name="P16" style:family="paragraph" style:parent-style-name="Standard">
      <style:text-properties officeooo:rsid="0036bc25" officeooo:paragraph-rsid="0040a0ca"/>
    </style:style>
    <style:style style:name="P17" style:family="paragraph" style:parent-style-name="Standard">
      <style:text-properties officeooo:paragraph-rsid="003d104d"/>
    </style:style>
    <style:style style:name="P18" style:family="paragraph" style:parent-style-name="Standard">
      <style:text-properties officeooo:rsid="0046051e" officeooo:paragraph-rsid="0046051e"/>
    </style:style>
    <style:style style:name="P19" style:family="paragraph" style:parent-style-name="Standard">
      <style:text-properties officeooo:rsid="0046051e" officeooo:paragraph-rsid="005e877d"/>
    </style:style>
    <style:style style:name="P20" style:family="paragraph" style:parent-style-name="Standard">
      <style:text-properties officeooo:rsid="00485f9d" officeooo:paragraph-rsid="00485f9d"/>
    </style:style>
    <style:style style:name="P21" style:family="paragraph" style:parent-style-name="Standard">
      <style:text-properties officeooo:rsid="0049c020" officeooo:paragraph-rsid="0049c020"/>
    </style:style>
    <style:style style:name="P22" style:family="paragraph" style:parent-style-name="Standard">
      <style:text-properties officeooo:rsid="0049c020" officeooo:paragraph-rsid="0052f4fb"/>
    </style:style>
    <style:style style:name="P23" style:family="paragraph" style:parent-style-name="Standard">
      <style:text-properties officeooo:rsid="00524822" officeooo:paragraph-rsid="00524822"/>
    </style:style>
    <style:style style:name="P24" style:family="paragraph" style:parent-style-name="Standard">
      <style:text-properties officeooo:rsid="00524822" officeooo:paragraph-rsid="0052f4fb"/>
    </style:style>
    <style:style style:name="P25" style:family="paragraph" style:parent-style-name="Standard">
      <style:text-properties style:font-name="Liberation Mono" fo:font-size="11pt" fo:font-style="normal" fo:font-weight="normal" officeooo:rsid="0022aff1" officeooo:paragraph-rsid="005068c1" style:font-size-asian="11pt" style:font-style-asian="normal" style:font-weight-asian="normal"/>
    </style:style>
    <style:style style:name="P26" style:family="paragraph" style:parent-style-name="Standard">
      <style:text-properties style:font-name="Liberation Mono" fo:font-size="11pt" fo:font-style="normal" fo:font-weight="normal" officeooo:rsid="0022aff1" officeooo:paragraph-rsid="0052f4fb" style:font-size-asian="11pt" style:font-style-asian="normal" style:font-weight-asian="normal"/>
    </style:style>
    <style:style style:name="P27" style:family="paragraph" style:parent-style-name="Standard">
      <style:text-properties officeooo:rsid="0069657c" officeooo:paragraph-rsid="0069657c"/>
    </style:style>
    <style:style style:name="P28" style:family="paragraph" style:parent-style-name="Standard">
      <style:paragraph-properties fo:break-before="page"/>
      <style:text-properties officeooo:rsid="0022aff1" officeooo:paragraph-rsid="0022aff1"/>
    </style:style>
    <style:style style:name="P29" style:family="paragraph" style:parent-style-name="Standard">
      <style:paragraph-properties fo:break-before="page"/>
      <style:text-properties officeooo:rsid="0022aff1" officeooo:paragraph-rsid="00539b54"/>
    </style:style>
    <style:style style:name="P30" style:family="paragraph" style:parent-style-name="Standard">
      <style:paragraph-properties fo:break-before="page"/>
      <style:text-properties officeooo:rsid="000b938d" officeooo:paragraph-rsid="000b938d"/>
    </style:style>
    <style:style style:name="P31" style:family="paragraph" style:parent-style-name="Standard">
      <style:text-properties officeooo:rsid="0052f4fb" officeooo:paragraph-rsid="0052f4fb"/>
    </style:style>
    <style:style style:name="P32" style:family="paragraph" style:parent-style-name="Standard">
      <style:text-properties officeooo:rsid="006ae8e5" officeooo:paragraph-rsid="006ae8e5"/>
    </style:style>
    <style:style style:name="P33" style:family="paragraph" style:parent-style-name="Standard">
      <style:text-properties officeooo:rsid="00524822" officeooo:paragraph-rsid="006ae8e5"/>
    </style:style>
    <style:style style:name="P34" style:family="paragraph" style:parent-style-name="Standard">
      <style:text-properties officeooo:rsid="00524822" officeooo:paragraph-rsid="006da879"/>
    </style:style>
    <style:style style:name="T1" style:family="text">
      <style:text-properties officeooo:rsid="0022aff1"/>
    </style:style>
    <style:style style:name="T2" style:family="text">
      <style:text-properties officeooo:rsid="003d104d"/>
    </style:style>
    <style:style style:name="T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" style:family="text">
      <style:text-properties style:font-name="Liberation Mono" fo:font-size="11pt" fo:font-style="normal" fo:font-weight="normal" officeooo:rsid="0022aff1" style:font-size-asian="11pt" style:font-style-asian="normal" style:font-weight-asian="normal"/>
    </style:style>
    <style:style style:name="T5" style:family="text">
      <style:text-properties officeooo:rsid="00461fea"/>
    </style:style>
    <style:style style:name="T6" style:family="text">
      <style:text-properties officeooo:rsid="00485f9d"/>
    </style:style>
    <style:style style:name="T7" style:family="text">
      <style:text-properties officeooo:rsid="005068c1"/>
    </style:style>
    <style:style style:name="T8" style:family="text">
      <style:text-properties officeooo:rsid="0052f4fb"/>
    </style:style>
    <style:style style:name="T9" style:family="text">
      <style:text-properties officeooo:rsid="005c8a75"/>
    </style:style>
    <style:style style:name="T10" style:family="text">
      <style:text-properties officeooo:rsid="005e877d"/>
    </style:style>
    <style:style style:name="T11" style:family="text">
      <style:text-properties officeooo:rsid="00602f0c"/>
    </style:style>
    <style:style style:name="T12" style:family="text">
      <style:text-properties officeooo:rsid="006187b1"/>
    </style:style>
    <style:style style:name="T13" style:family="text">
      <style:text-properties officeooo:rsid="0062b87b"/>
    </style:style>
    <style:style style:name="T14" style:family="text">
      <style:text-properties officeooo:rsid="006429e1"/>
    </style:style>
    <style:style style:name="T15" style:family="text">
      <style:text-properties officeooo:rsid="0065fe46"/>
    </style:style>
    <style:style style:name="T16" style:family="text">
      <style:text-properties officeooo:rsid="00660ffa"/>
    </style:style>
    <style:style style:name="T17" style:family="text">
      <style:text-properties officeooo:rsid="0066b066"/>
    </style:style>
    <style:style style:name="T18" style:family="text">
      <style:text-properties officeooo:rsid="0066dd4c"/>
    </style:style>
    <style:style style:name="T19" style:family="text">
      <style:text-properties officeooo:rsid="00688c28"/>
    </style:style>
    <style:style style:name="T20" style:family="text">
      <style:text-properties officeooo:rsid="006b4bf0"/>
    </style:style>
    <style:style style:name="T21" style:family="text">
      <style:text-properties officeooo:rsid="006c235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/>
      <text:p text:style-name="P1"><draw:frame draw:style-name="fr1" draw:name="Object2" text:anchor-type="as-char" svg:y="-0.152in" svg:width="1.8728in" svg:height="0.199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2925in" svg:width="0.9827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Standard"><draw:frame draw:style-name="fr1" draw:name="Object1" text:anchor-type="as-char" svg:y="-0.2925in" svg:width="1.648in" svg:height="0.47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><draw:frame draw:style-name="fr1" draw:name="Object4" text:anchor-type="as-char" svg:y="-0.172in" svg:width="1.2272in" svg:height="0.219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/>
      <text:p text:style-name="P3">note that this is a purely real term. <text:s/><text:span text:style-name="T15">Therefore, the complex conjugate is the number itself, and the probability density function is just the square of the wave function.</text:span></text:p>
      <text:p text:style-name="P3"/>
      <text:p text:style-name="P3"><draw:frame draw:style-name="fr1" draw:name="Object5" text:anchor-type="as-char" svg:y="-0.2925in" svg:width="1.5335in" svg:height="0.4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3">Rather than integrate the absolute value of x from -∞ to ∞, we can drop the absolute value and double the integral from 0 to ∞, since the curve will be symmetric about the y-axis</text:p>
      <text:p text:style-name="P3"/>
      <text:p text:style-name="P3"><draw:frame draw:style-name="fr1" draw:name="Object7" text:anchor-type="as-char" svg:y="-0.3091in" svg:width="2.4555in" svg:height="0.4882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<draw:frame draw:style-name="fr1" draw:name="Object8" text:anchor-type="as-char" svg:y="-0.1634in" svg:width="0.5354in" svg:height="0.198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/>
      <text:p text:style-name="P28">b)</text:p>
      <text:p text:style-name="P4"/>
      <text:p text:style-name="Text_20_body">given that we know that there is no <text:span text:style-name="T1">x-</text:span>offset, we know that </text:p>
      <text:p text:style-name="P4"><draw:frame draw:style-name="fr1" draw:name="Object10" text:anchor-type="as-char" svg:y="-0.1484in" svg:width="0.5339in" svg:height="0.1917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however, working out the proof is good practice.</text:p>
      <text:p text:style-name="P4"/>
      <text:p text:style-name="P4"><draw:frame draw:style-name="fr1" draw:name="Object32" text:anchor-type="as-char" svg:y="-0.152in" svg:width="1.7874in" svg:height="0.1992in" draw:z-index="1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4"/>
      <text:p text:style-name="P10">note here that I have not encountered the complex conjugate of <draw:frame draw:style-name="fr1" draw:name="Object33" text:anchor-type="as-char" svg:y="-0.172in" svg:width="0.4366in" svg:height="0.2075in" draw:z-index="1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0"/>
      <text:p text:style-name="P10">let’s stop to figure out what that is</text:p>
      <text:p text:style-name="P10"/>
      <text:p text:style-name="P10"><draw:frame draw:style-name="fr1" draw:name="Object35" text:anchor-type="as-char" svg:y="-0.172in" svg:width="2.4299in" svg:height="0.2193in" draw:z-index="1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"/>
      <text:p text:style-name="P10"><draw:frame draw:style-name="fr1" draw:name="Object36" text:anchor-type="as-char" svg:y="-0.152in" svg:width="2.0575in" svg:height="0.1992in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0"/>
      <text:p text:style-name="P13">If plotted on the complex plane, it could be seen that the angle of the conjugate vector is equal to 2*pi – the angle of the original vector. <text:s/><text:span text:style-name="T16">Alternatively, this is just the negative of the original angle </text:span><text:span text:style-name="T18">(didn’t realize this until I looked it up online; </text:span><text:span text:style-name="T19">however, it gives the same answer which is good – I didn’t do anything too dumb</text:span><text:span text:style-name="T18">)</text:span><text:span text:style-name="T16">. </text:span></text:p>
      <text:p text:style-name="P13"/>
      <text:p text:style-name="P13">Therefore, the complex conjugate of <draw:frame draw:style-name="fr1" draw:name="Object37" text:anchor-type="as-char" svg:y="-0.172in" svg:width="0.4366in" svg:height="0.2075in" draw:z-index="17"><draw:object xlink:href="./Object 37" xlink:type="simple" xlink:show="embed" xlink:actuate="onLoad"/><draw:image xlink:href="./ObjectReplacements/Object 37" xlink:type="simple" xlink:show="embed" xlink:actuate="onLoad"/><svg:desc>formula</svg:desc></draw:frame>is <draw:frame draw:style-name="fr1" draw:name="Object38" text:anchor-type="as-char" svg:y="-0.1744in" svg:width="1.8744in" svg:height="0.2102in" draw:z-index="1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3"><text:tab/><text:span text:style-name="T16">A</text:span><text:span text:style-name="T17">nother way to understand</text:span><text:span text:style-name="T16"> this is that </text:span><text:span text:style-name="T16"><draw:frame draw:style-name="fr1" draw:name="Object55" text:anchor-type="as-char" svg:y="-0.1744in" svg:width="1.3807in" svg:height="0.2102in" draw:z-index="19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6">but </text:span><text:span text:style-name="T16"><draw:frame draw:style-name="fr1" draw:name="Object58" text:anchor-type="as-char" svg:y="-0.172in" svg:width="0.5874in" svg:height="0.2075in" draw:z-index="20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<text:p text:style-name="P11"/>
      <text:p text:style-name="P10"><draw:frame draw:style-name="fr1" draw:name="Object34" text:anchor-type="as-char" svg:y="-0.172in" svg:width="4.1146in" svg:height="0.2193in" draw:z-index="2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0"/>
      <text:p text:style-name="P10"><draw:frame draw:style-name="fr1" draw:name="Object39" text:anchor-type="as-char" svg:y="-0.172in" svg:width="2.9035in" svg:height="0.2193in" draw:z-index="2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12"><draw:frame draw:style-name="fr1" draw:name="Object41" text:anchor-type="as-char" svg:y="-0.172in" svg:width="1.2535in" svg:height="0.2193in" draw:z-index="2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2"/>
      <text:p text:style-name="P14">note that this function is independent of time. <text:s/>I’m sort of wondering if I made a mistake here?</text:p>
      <text:p text:style-name="P14"/>
      <text:p text:style-name="P14"><draw:frame draw:style-name="fr1" draw:name="Object42" text:anchor-type="as-char" svg:y="-0.152in" svg:width="1.0138in" svg:height="0.1992in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"/>
      <text:p text:style-name="P4"><draw:frame draw:style-name="fr1" draw:name="Object9" text:anchor-type="as-char" svg:y="-0.2925in" svg:width="4.8492in" svg:height="0.471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15">We will continue this solution on the next page.</text:p>
      <text:p text:style-name="P28"><draw:frame draw:style-name="fr1" draw:name="Object43" text:anchor-type="as-char" svg:y="-0.2925in" svg:width="2.5866in" svg:height="0.4717in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4"/>
      <text:p text:style-name="P4"><draw:frame draw:style-name="fr1" draw:name="Object26" text:anchor-type="as-char" svg:y="-0.2437in" svg:width="1.7575in" svg:height="0.3929in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5"/>
      <text:p text:style-name="P5"><draw:frame draw:style-name="fr1" draw:name="Object27" text:anchor-type="as-char" svg:y="-0.2925in" svg:width="4.6965in" svg:height="0.4717in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/>
      <text:p text:style-name="P17"><text:span text:style-name="T2">we will do integration by parts on each half of the integral separately. <text:s/>For the integral from 0 to </text:span><text:span text:style-name="T3">∞:</text:span></text:p>
      <text:p text:style-name="P5"/>
      <text:p text:style-name="P5"><draw:frame draw:style-name="fr1" draw:name="Object28" text:anchor-type="as-char" svg:y="-0.172in" svg:width="1.2575in" svg:height="0.2075in" draw:z-index="11"><draw:object xlink:href="./Object 28" xlink:type="simple" xlink:show="embed" xlink:actuate="onLoad"/><draw:image xlink:href="./ObjectReplacements/Object 28" xlink:type="simple" xlink:show="embed" xlink:actuate="onLoad"/><svg:desc>formula</svg:desc></draw:frame><text:s/><draw:frame draw:style-name="fr1" draw:name="Object29" text:anchor-type="as-char" svg:y="-0.172in" svg:width="1.2425in" svg:height="0.2075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5"/>
      <text:p text:style-name="P5"><draw:frame draw:style-name="fr1" draw:name="Object31" text:anchor-type="as-char" svg:y="-0.2925in" svg:width="5.9047in" svg:height="0.4717in" draw:z-index="1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"/>
      <text:p text:style-name="P5"><draw:frame draw:style-name="fr1" draw:name="Object47" text:anchor-type="as-char" svg:y="-0.2925in" svg:width="3.4319in" svg:height="0.4854in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7"/>
      <text:p text:style-name="P16">we’ll now have to use L’Hopital’s rule to evaluate</text:p>
      <text:p text:style-name="P16"/>
      <text:p text:style-name="P16"><draw:frame draw:style-name="fr1" draw:name="Object48" text:anchor-type="as-char" svg:y="-0.2925in" svg:width="2.2917in" svg:height="0.4854in" draw:z-index="3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5"/>
      <text:p text:style-name="P6"><text:span text:style-name="T2">For the integral from -</text:span><text:span text:style-name="T3">∞</text:span><text:span text:style-name="T2"> to 0</text:span><text:span text:style-name="T3">:</text:span></text:p>
      <text:p text:style-name="P6"/>
      <text:p text:style-name="P6"><draw:frame draw:style-name="fr1" draw:name="Object46" text:anchor-type="as-char" svg:y="-0.172in" svg:width="1.1819in" svg:height="0.2075in" draw:z-index="28"><draw:object xlink:href="./Object 46" xlink:type="simple" xlink:show="embed" xlink:actuate="onLoad"/><draw:image xlink:href="./ObjectReplacements/Object 46" xlink:type="simple" xlink:show="embed" xlink:actuate="onLoad"/><svg:desc>formula</svg:desc></draw:frame><text:s/><draw:frame draw:style-name="fr1" draw:name="Object45" text:anchor-type="as-char" svg:y="-0.172in" svg:width="1.0417in" svg:height="0.2075in" draw:z-index="3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5"/>
      <text:p text:style-name="P5"><draw:frame draw:style-name="fr1" draw:name="Object44" text:anchor-type="as-char" svg:y="-0.2925in" svg:width="5.7319in" svg:height="0.4717in" draw:z-index="2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5"/>
      <text:p text:style-name="P5"><draw:frame draw:style-name="fr1" draw:name="Object30" text:anchor-type="as-char" svg:y="-0.3091in" svg:width="5.2807in" svg:height="0.4882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5"/>
      <text:p text:style-name="P19">I’m only, like, <text:span text:style-name="T5">pretty</text:span> sure that I did that last part right. <text:s/><text:span text:style-name="T10">I first evaluated the function at 0, and then </text:span>used a L’Hopital-esque rule, where because<draw:frame draw:style-name="fr1" draw:name="Object49" text:anchor-type="as-char" svg:y="-0.172in" svg:width="0.311in" svg:height="0.2075in" draw:z-index="31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5">ends up in the denominator, I differentiate</text:span><text:span text:style-name="T6">d</text:span><text:span text:style-name="T5"> it as if it was in the denominator </text:span><text:span text:style-name="T9">even though we started with </text:span><text:span text:style-name="T9"><draw:frame draw:style-name="fr1" draw:name="Object54" text:anchor-type="as-char" svg:y="-0.172in" svg:width="0.2126in" svg:height="0.2075in" draw:z-index="4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">in the numerator</text:span><text:span text:style-name="T5">... It’s not exactly valid but I’m pretty sure I could substitute another variable, say, w=-u, and then evaluate this at positive infinity, and that would be correct.</text:span></text:p>
      <text:p text:style-name="P18"/>
      <text:p text:style-name="P18"><draw:frame draw:style-name="fr1" draw:name="Object50" text:anchor-type="as-char" svg:y="-0.2925in" svg:width="3.6437in" svg:height="0.4717in" draw:z-index="3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0"/>
      <text:p text:style-name="P20">I got the answer I expected so...I guess I got it right. <text:s/>Maybe.</text:p>
      <text:p text:style-name="P30">b)</text:p>
      <text:p text:style-name="P1"><text:span text:style-name="T13">I</text:span><text:span text:style-name="T12">n deriving</text:span><text:span text:style-name="T12"><draw:frame draw:style-name="fr1" draw:name="Object57" text:anchor-type="as-char" svg:y="-0.1484in" svg:width="0.3075in" svg:height="0.1917in" draw:z-index="4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2">we found</text:span><text:span text:style-name="T11"> </text:span><text:span text:style-name="T11"><draw:frame draw:style-name="fr1" draw:name="Object56" text:anchor-type="as-char" svg:y="-0.172in" svg:width="1.7193in" svg:height="0.2193in" draw:z-index="50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21"/>
      <text:p text:style-name="P21"><draw:frame draw:style-name="fr1" draw:name="Object6" text:anchor-type="as-char" svg:y="-0.2925in" svg:width="2.7374in" svg:height="0.4717in" draw:z-index="3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1"/>
      <text:p text:style-name="P21"><draw:frame draw:style-name="fr1" draw:name="Object12" text:anchor-type="as-char" svg:y="-0.2437in" svg:width="1.7575in" svg:height="0.3929in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1"/>
      <text:p text:style-name="P21"><draw:frame draw:style-name="fr1" draw:name="Object11" text:anchor-type="as-char" svg:y="-0.2925in" svg:width="5.6953in" svg:height="0.4717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8"/>
      <text:p text:style-name="P8"><text:span text:style-name="T2">For the integral from </text:span><text:span text:style-name="T7">0 to </text:span><text:span text:style-name="T3">∞:</text:span></text:p>
      <text:p text:style-name="P25"/>
      <text:p text:style-name="P8"><draw:frame draw:style-name="fr1" draw:name="Object13" text:anchor-type="as-char" svg:y="-0.172in" svg:width="1.3083in" svg:height="0.2075in" draw:z-index="42"><draw:object xlink:href="./Object 13" xlink:type="simple" xlink:show="embed" xlink:actuate="onLoad"/><draw:image xlink:href="./ObjectReplacements/Object 13" xlink:type="simple" xlink:show="embed" xlink:actuate="onLoad"/><svg:desc>formula</svg:desc></draw:frame><text:s/><draw:frame draw:style-name="fr1" draw:name="Object15" text:anchor-type="as-char" svg:y="-0.172in" svg:width="1.5193in" svg:height="0.2075in" draw:z-index="5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1"/>
      <text:p text:style-name="P21"><draw:frame draw:style-name="fr1" draw:name="Object14" text:anchor-type="as-char" svg:y="-0.2925in" svg:width="4.8902in" svg:height="0.4717in" draw:z-index="3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1"/>
      <text:p text:style-name="P21"><draw:frame draw:style-name="fr1" draw:name="Object16" text:anchor-type="as-char" svg:y="-0.3091in" svg:width="2.3465in" svg:height="0.5035in" draw:z-index="3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1"/>
      <text:p text:style-name="P23">in the derivation for &lt;x&gt; we found that</text:p>
      <text:p text:style-name="P23"/>
      <text:p text:style-name="P23"><draw:frame draw:style-name="fr1" draw:name="Object17" text:anchor-type="as-char" svg:y="-0.2925in" svg:width="1.4547in" svg:height="0.4717in" draw:z-index="53"><draw:object xlink:href="./Object 17" xlink:type="simple" xlink:show="embed" xlink:actuate="onLoad"/><draw:image xlink:href="./ObjectReplacements/Object 17" xlink:type="simple" xlink:show="embed" xlink:actuate="onLoad"/><svg:desc>formula</svg:desc></draw:frame><text:s/><text:span text:style-name="T14">which implies that </text:span><text:span text:style-name="T14"><draw:frame draw:style-name="fr1" draw:name="Object18" text:anchor-type="as-char" svg:y="-0.2925in" svg:width="1.0339in" svg:height="0.4717in" draw:z-index="54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3"/>
      <text:p text:style-name="P23"><draw:frame draw:style-name="fr1" draw:name="Object19" text:anchor-type="as-char" svg:y="-0.3091in" svg:width="1.8335in" svg:height="0.5035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3"/>
      <text:p text:style-name="P31">the integral from -<text:span text:style-name="T4">∞ </text:span>to 0 is evaluated on the next page</text:p>
      <text:p text:style-name="P31"/>
      <text:p text:style-name="P32">BUT HOLY SHIT MARK SHOWED ME SOMETHING SO COOL</text:p>
      <text:p text:style-name="P32"/>
      <text:p text:style-name="P34"><draw:frame draw:style-name="fr1" draw:name="Object40" text:anchor-type="as-char" svg:y="-0.2925in" svg:width="1.1634in" svg:height="0.4717in" draw:z-index="5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4"/>
      <text:p text:style-name="P34"><text:span text:style-name="T21">this agrees with what we’ve shown so far; when u=1, we got 1, when u=2, we got 2. <text:s/>We can see that if u=3, we would get 6...which is sort of how the proof goes, anyway.</text:span></text:p>
      <text:p text:style-name="P33"/>
      <text:p text:style-name="P32">Th<text:span text:style-name="T20">e proof for this</text:span> is <text:span text:style-name="T20">shown </text:span>in the picture “fast integration by parts – proof of the gamma function” (this is the gamma function)</text:p>
      <text:p text:style-name="P29"><text:span text:style-name="T2">For the integral from </text:span><text:span text:style-name="T8">-</text:span><text:span text:style-name="T3">∞ </text:span><text:span text:style-name="T8">to 0</text:span><text:span text:style-name="T3">:</text:span></text:p>
      <text:p text:style-name="P26"/>
      <text:p text:style-name="P9"><draw:frame draw:style-name="fr1" draw:name="Object21" text:anchor-type="as-char" svg:y="-0.172in" svg:width="1.2327in" svg:height="0.2075in" draw:z-index="44"><draw:object xlink:href="./Object 21" xlink:type="simple" xlink:show="embed" xlink:actuate="onLoad"/><draw:image xlink:href="./ObjectReplacements/Object 21" xlink:type="simple" xlink:show="embed" xlink:actuate="onLoad"/><svg:desc>formula</svg:desc></draw:frame><text:s/><draw:frame draw:style-name="fr1" draw:name="Object22" text:anchor-type="as-char" svg:y="-0.172in" svg:width="1.3181in" svg:height="0.2075in" draw:z-index="4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2"/>
      <text:p text:style-name="P22"><draw:frame draw:style-name="fr1" draw:name="Object23" text:anchor-type="as-char" svg:y="-0.2925in" svg:width="4.6339in" svg:height="0.4717in" draw:z-index="4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2"/>
      <text:p text:style-name="P22"><draw:frame draw:style-name="fr1" draw:name="Object24" text:anchor-type="as-char" svg:y="-0.2925in" svg:width="2.3925in" svg:height="0.4717in" draw:z-index="5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2"/>
      <text:p text:style-name="P24">in the derivation for &lt;x&gt; we found that</text:p>
      <text:p text:style-name="P24"/>
      <text:p text:style-name="P24"><draw:frame draw:style-name="fr1" draw:name="Object25" text:anchor-type="as-char" svg:y="-0.2925in" svg:width="1.5063in" svg:height="0.4717in" draw:z-index="55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4">which implies that </text:span><text:span text:style-name="T14"><draw:frame draw:style-name="fr1" draw:name="Object51" text:anchor-type="as-char" svg:y="-0.2925in" svg:width="1.1138in" svg:height="0.4717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24"/>
      <text:p text:style-name="P24"><draw:frame draw:style-name="fr1" draw:name="Object20" text:anchor-type="as-char" svg:y="-0.2925in" svg:width="2.4189in" svg:height="0.4717in" draw:z-index="4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4"/>
      <text:p text:style-name="P24"/>
      <text:p text:style-name="P24"><draw:frame draw:style-name="fr1" draw:name="Object52" text:anchor-type="as-char" svg:y="-0.2925in" svg:width="4.5661in" svg:height="0.4717in" draw:z-index="4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4"/>
      <text:p text:style-name="P24"><draw:frame draw:style-name="fr1" draw:name="Object53" text:anchor-type="as-char" svg:y="-0.2437in" svg:width="0.8063in" svg:height="0.4165in" draw:z-index="4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4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2-07T19:54:24.843000000</dc:date>
    <meta:editing-duration>PT16H1M3S</meta:editing-duration>
    <meta:editing-cycles>105</meta:editing-cycles>
    <meta:generator>LibreOffice/7.1.5.2$Windows_X86_64 LibreOffice_project/85f04e9f809797b8199d13c421bd8a2b025d52b5</meta:generator>
    <meta:print-date>2021-11-26T13:20:45.553000000</meta:print-date>
    <meta:document-statistic meta:table-count="0" meta:image-count="0" meta:object-count="58" meta:page-count="5" meta:paragraph-count="71" meta:word-count="452" meta:character-count="2412" meta:non-whitespace-character-count="196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i>ψ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⋅</mo>
        <mi>ψ</mi>
      </mrow>
      <mtext>*</mtext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n>1</mn>
      </mrow>
    </mrow>
    <annotation encoding="StarMath 5.0">int from{-∞} to{∞} ψ( x,0 ) cdot ψ"*"( x,0 ) =1</annotation>
  </semantics>
</math>
</file>

<file path=Object 10/content.xml><?xml version="1.0" encoding="utf-8"?>
<math xmlns="http://www.w3.org/1998/Math/MathML" display="block">
  <semantics>
    <mrow>
      <mrow>
        <mo fence="true" form="prefix" stretchy="false">⟨</mo>
        <mrow>
          <mi>x</mi>
        </mrow>
        <mo fence="true" form="postfix" stretchy="false">⟩</mo>
      </mrow>
      <mo stretchy="false">=</mo>
      <mn>0</mn>
    </mrow>
    <annotation encoding="StarMath 5.0">langle x rangle  = 0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sup>
                <mrow>
                  <mo fence="true" form="prefix" stretchy="true">(</mo>
                  <mrow>
                    <mfrac>
                      <mi>u</mi>
                      <mrow>
                        <mn>2</mn>
                        <mo stretchy="false">⋅</mo>
                        <mi>λ</mi>
                      </mrow>
                    </mfrac>
                  </mrow>
                  <mo fence="true" form="postfix" stretchy="true">)</mo>
                </mrow>
                <mn>2</mn>
              </msup>
              <mo stretchy="false">⋅</mo>
              <msup>
                <mi>e</mi>
                <mrow>
                  <mo stretchy="false">−</mo>
                  <mi>u</mi>
                </mrow>
              </msup>
              <mo stretchy="false">⋅</mo>
              <mfrac>
                <mi mathvariant="italic">du</mi>
                <mrow>
                  <mn>2</mn>
                  <mo stretchy="false">⋅</mo>
                  <mi>λ</mi>
                </mrow>
              </mfrac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row>
                  <mo fence="true" form="prefix" stretchy="true">(</mo>
                  <mrow>
                    <mfrac>
                      <mi>u</mi>
                      <mrow>
                        <mn>2</mn>
                        <mo stretchy="false">⋅</mo>
                        <mi>λ</mi>
                      </mrow>
                    </mfrac>
                  </mrow>
                  <mo fence="true" form="postfix" stretchy="true">)</mo>
                </mrow>
                <mn>2</mn>
              </msup>
              <mo stretchy="false">⋅</mo>
              <msup>
                <mi>e</mi>
                <mi>u</mi>
              </msup>
              <mo stretchy="false">⋅</mo>
              <mfrac>
                <mi mathvariant="italic">du</mi>
                <mrow>
                  <mn>2</mn>
                  <mo stretchy="false">⋅</mo>
                  <mi>λ</mi>
                </mrow>
              </mfrac>
            </mrow>
          </mrow>
        </mrow>
      </mrow>
      <mo stretchy="false">=</mo>
      <mrow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row>
            <munderover>
              <mo stretchy="false">∫</mo>
              <mn>0</mn>
              <mi>∞</mi>
            </munderover>
            <mrow>
              <msup>
                <mi>u</mi>
                <mn>2</mn>
              </msup>
              <mo stretchy="false">⋅</mo>
              <msup>
                <mi>e</mi>
                <mrow>
                  <mo stretchy="false">−</mo>
                  <mi>u</mi>
                </mrow>
              </msup>
              <mo stretchy="false">⋅</mo>
              <mi mathvariant="italic">du</mi>
            </mrow>
          </mrow>
        </mrow>
        <mo stretchy="false">+</mo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i>u</mi>
                <mn>2</mn>
              </msup>
              <mo stretchy="false">⋅</mo>
              <msup>
                <mi>e</mi>
                <mi>u</mi>
              </msup>
              <mo stretchy="false">⋅</mo>
              <mi mathvariant="italic">du</mi>
            </mrow>
          </mrow>
        </mrow>
      </mrow>
    </mrow>
    <annotation encoding="StarMath 5.0">langle x^2 rangle  =  λ cdot int from{0} to{∞}  {left (u over {2 cdot λ} right )^2  cdot e^{ -u  } cdot {du over {2 cdot λ}}} + λ cdot int from{-∞} to{0}  {left (u over {2 cdot λ} right )^2  cdot e^{ u  } cdot {du over {2 cdot λ}}}  =  {1 over {8 cdot λ^2}} cdot int from{0} to{∞}  {u^2 cdot e^{ -u  } cdot du} + {1 over {8 cdot λ^2}} cdot int from{-∞} to{0}  {u^2 cdot e^{ u  } cdot du} </annotation>
  </semantics>
</math>
</file>

<file path=Object 12/content.xml><?xml version="1.0" encoding="utf-8"?>
<math xmlns="http://www.w3.org/1998/Math/MathML" display="block">
  <semantics>
    <mrow>
      <mrow>
        <mi>u</mi>
        <mo stretchy="false">=</mo>
        <mn>2</mn>
      </mrow>
      <mi>λ</mi>
      <mi>x</mi>
      <mi>;</mi>
      <mrow>
        <mi>x</mi>
        <mo stretchy="false">=</mo>
        <mfrac>
          <mi>u</mi>
          <mrow>
            <mn>2</mn>
            <mi>λ</mi>
          </mrow>
        </mfrac>
      </mrow>
      <mi>;</mi>
      <mrow>
        <mi mathvariant="italic">dx</mi>
        <mo stretchy="false">=</mo>
        <mfrac>
          <mi mathvariant="italic">du</mi>
          <mrow>
            <mn>2</mn>
            <mi>λ</mi>
          </mrow>
        </mfrac>
      </mrow>
    </mrow>
    <annotation encoding="StarMath 5.0">u = 2λ x  ; x =  {u over {2λ}} ; dx = {du over {2λ}}</annotation>
  </semantics>
</math>
</file>

<file path=Object 13/content.xml><?xml version="1.0" encoding="utf-8"?>
<math xmlns="http://www.w3.org/1998/Math/MathML" display="block">
  <semantics>
    <mrow>
      <mrow>
        <mi>v</mi>
        <mo stretchy="false">=</mo>
        <msup>
          <mi>u</mi>
          <mn>2</mn>
        </msup>
      </mrow>
      <mi>;</mi>
      <mrow>
        <mi mathvariant="italic">dw</mi>
        <mo stretchy="false">=</mo>
        <mrow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</mrow>
    <annotation encoding="StarMath 5.0">v = u^2 ; dw= e^{ -u } cdot du 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row>
          <msup>
            <mi>u</mi>
            <mn>2</mn>
          </msup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  <mo stretchy="false">=</mo>
      <mrow>
        <munderover>
          <mo stretchy="false">∫</mo>
          <mn>0</mn>
          <mi>∞</mi>
        </munderover>
        <mrow>
          <mi>v</mi>
          <mo stretchy="false">⋅</mo>
          <mi mathvariant="italic">dw</mi>
        </mrow>
      </mrow>
      <mo stretchy="false">=</mo>
      <mrow>
        <msubsup>
          <mrow>
            <mrow>
              <mrow>
                <mi>v</mi>
                <mo stretchy="false">⋅</mo>
                <mi>w</mi>
              </mrow>
            </mrow>
            <mo fence="true" form="postfix" stretchy="true">|</mo>
          </mrow>
          <mn>0</mn>
          <mi>∞</mi>
        </msubsup>
        <mo stretchy="false">−</mo>
        <mrow>
          <munderover>
            <mo stretchy="false">∫</mo>
            <mn>0</mn>
            <mi>∞</mi>
          </munderover>
          <mrow>
            <mi>w</mi>
            <mo stretchy="false">⋅</mo>
            <mi mathvariant="italic">dv</mi>
          </mrow>
        </mrow>
      </mrow>
      <mo stretchy="false">=</mo>
      <mrow>
        <msubsup>
          <mrow>
            <mrow>
              <mrow>
                <msup>
                  <mi>u</mi>
                  <mn>2</mn>
                </msup>
                <mo stretchy="false">⋅</mo>
                <mrow>
                  <mo fence="true" form="prefix" stretchy="false">(</mo>
                  <mrow>
                    <mrow>
                      <mo stretchy="false">−</mo>
                      <msup>
                        <mi>e</mi>
                        <mrow>
                          <mo stretchy="false">−</mo>
                          <mi>u</mi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n>0</mn>
          <mi>∞</mi>
        </msubsup>
        <mo stretchy="false">−</mo>
        <mrow>
          <munderover>
            <mo stretchy="false">∫</mo>
            <mn>0</mn>
            <mi>∞</mi>
          </munderover>
          <mrow>
            <mrow>
              <mo fence="true" form="prefix" stretchy="false">(</mo>
              <mrow>
                <mrow>
                  <mo stretchy="false">−</mo>
                  <msup>
                    <mi>e</mi>
                    <mrow>
                      <mo stretchy="false">−</mo>
                      <mi>u</mi>
                    </mrow>
                  </msup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n>2</mn>
                  <mo stretchy="false">⋅</mo>
                  <mi>u</mi>
                  <mo stretchy="false">⋅</mo>
                  <mi mathvariant="italic">du</mi>
                </mrow>
              </mrow>
              <mo fence="true" form="postfix" stretchy="false">)</mo>
            </mrow>
          </mrow>
        </mrow>
      </mrow>
    </mrow>
    <annotation encoding="StarMath 5.0"> int from{0} to{∞}  {u^2 cdot e^{ -u  } cdot du} =  int from{0} to{∞}  {v cdot dw} = evaluate {v cdot w} from{0} to{∞}  - int from{0} to{∞}  {w cdot dv} = evaluate {u^2 cdot (-e^-u)} from{0} to{∞}  - int from{0} to{∞}  {(-e^-u) cdot (2 cdot u cdot du)}</annotation>
  </semantics>
</math>
</file>

<file path=Object 15/content.xml><?xml version="1.0" encoding="utf-8"?>
<math xmlns="http://www.w3.org/1998/Math/MathML" display="block">
  <semantics>
    <mrow>
      <mrow>
        <mi mathvariant="italic">dv</mi>
        <mo stretchy="false">=</mo>
        <mrow>
          <mn>2</mn>
          <mo stretchy="false">⋅</mo>
          <mi>u</mi>
          <mo stretchy="false">⋅</mo>
          <mi mathvariant="italic">du</mi>
        </mrow>
      </mrow>
      <mi>;</mi>
      <mrow>
        <mi>w</mi>
        <mo stretchy="false">=</mo>
        <mrow>
          <mo stretchy="false">−</mo>
          <msup>
            <mi>e</mi>
            <mrow>
              <mo stretchy="false">−</mo>
              <mi>u</mi>
            </mrow>
          </msup>
        </mrow>
      </mrow>
    </mrow>
    <annotation encoding="StarMath 5.0">dv = 2 cdot u cdot du ; w= -e^{ -u  }</annotation>
  </semantics>
</math>
</file>

<file path=Object 16/content.xml><?xml version="1.0" encoding="utf-8"?>
<math xmlns="http://www.w3.org/1998/Math/MathML" display="block">
  <semantics>
    <mrow>
      <mrow>
        <mrow>
          <munderover>
            <mo stretchy="false">∫</mo>
            <mn>0</mn>
            <mi>∞</mi>
          </munderover>
          <mrow>
            <msup>
              <mi>u</mi>
              <mn>2</mn>
            </msup>
            <mo stretchy="false">⋅</mo>
            <msup>
              <mi>e</mi>
              <mrow>
                <mo stretchy="false">−</mo>
                <mi>u</mi>
              </mrow>
            </msup>
            <mo stretchy="false">⋅</mo>
            <mi mathvariant="italic">du</mi>
          </mrow>
        </mrow>
        <mo stretchy="false">=</mo>
        <mrow>
          <mrow>
            <mo stretchy="false">−</mo>
            <msubsup>
              <mrow>
                <mrow>
                  <mfrac>
                    <msup>
                      <mi>u</mi>
                      <mn>2</mn>
                    </msup>
                    <msup>
                      <mi>e</mi>
                      <mi>u</mi>
                    </msup>
                  </mfrac>
                </mrow>
                <mo fence="true" form="postfix" stretchy="true">|</mo>
              </mrow>
              <mn>0</mn>
              <mi>∞</mi>
            </msubsup>
          </mrow>
          <mo stretchy="false">+</mo>
          <mn>2</mn>
        </mrow>
      </mrow>
      <mrow>
        <munderover>
          <mo stretchy="false">∫</mo>
          <mn>0</mn>
          <mi>∞</mi>
        </munderover>
        <mrow>
          <msup>
            <mi>e</mi>
            <mrow>
              <mo stretchy="false">−</mo>
              <mi>u</mi>
            </mrow>
          </msup>
          <mo stretchy="false">⋅</mo>
          <mi>u</mi>
          <mo stretchy="false">⋅</mo>
          <mi mathvariant="italic">du</mi>
        </mrow>
      </mrow>
    </mrow>
    <annotation encoding="StarMath 5.0"> int from{0} to{∞}  {u^2 cdot e^{ -u  } cdot du} =  -evaluate {u^2 over e^u} from{0} to{∞}  + 2 int from{0} to{∞}  {e^-u cdot u cdot du}</annotation>
  </semantics>
</math>
</file>

<file path=Object 17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frac>
          <mn>1</mn>
          <mrow>
            <mn>4</mn>
            <mo stretchy="false">⋅</mo>
            <mi>λ</mi>
          </mrow>
        </mfrac>
      </mrow>
    </mrow>
    <annotation encoding="StarMath 5.0">{1 over {4λ}} int from{0} to{∞}  u  cdot e^{ -u  } cdot du = {1 over {4 cdot λ}}</annotation>
  </semantics>
</math>
</file>

<file path=Object 18/content.xml><?xml version="1.0" encoding="utf-8"?>
<math xmlns="http://www.w3.org/1998/Math/MathML" display="block">
  <semantics>
    <mrow>
      <mrow>
        <mrow>
          <munderover>
            <mo stretchy="false">∫</mo>
            <mn>0</mn>
            <mi>∞</mi>
          </munderover>
          <mi>u</mi>
        </mrow>
        <mo stretchy="false">⋅</mo>
        <msup>
          <mi>e</mi>
          <mrow>
            <mo stretchy="false">−</mo>
            <mi>u</mi>
          </mrow>
        </msup>
        <mo stretchy="false">⋅</mo>
        <mi mathvariant="italic">du</mi>
      </mrow>
      <mo stretchy="false">=</mo>
      <mn>1</mn>
    </mrow>
    <annotation encoding="StarMath 5.0">int from{0} to{∞}  u  cdot e^{ -u  } cdot du =1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row>
          <msup>
            <mi>u</mi>
            <mn>2</mn>
          </msup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  <mo stretchy="false">=</mo>
      <mrow>
        <mrow>
          <mo stretchy="false">−</mo>
          <msubsup>
            <mrow>
              <mrow>
                <mfrac>
                  <msup>
                    <mi>u</mi>
                    <mn>2</mn>
                  </msup>
                  <msup>
                    <mi>e</mi>
                    <mi>u</mi>
                  </msup>
                </mfrac>
              </mrow>
              <mo fence="true" form="postfix" stretchy="true">|</mo>
            </mrow>
            <mn>0</mn>
            <mi>∞</mi>
          </msubsup>
        </mrow>
        <mo stretchy="false">+</mo>
        <mn>2</mn>
      </mrow>
      <mo stretchy="false">=</mo>
      <mn>2</mn>
    </mrow>
    <annotation encoding="StarMath 5.0"> int from{0} to{∞}  {u^2 cdot e^{ -u  } cdot du} =  -evaluate {u^2 over e^u} from{0} to{∞}  + 2 = 2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⋅</mo>
        <mi>ψ</mi>
      </mrow>
      <mtext>*</mtext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</mrow>
    <annotation encoding="StarMath 5.0">p(x, 0) = ψ( x,0 ) cdot ψ"*"( x,0 ) 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n>0</mn>
        </munderover>
        <mrow>
          <msup>
            <mi>u</mi>
            <mn>2</mn>
          </msup>
          <mo stretchy="false">⋅</mo>
          <msup>
            <mi>e</mi>
            <mi>u</mi>
          </msup>
          <mo stretchy="false">⋅</mo>
          <mi mathvariant="italic">du</mi>
        </mrow>
      </mrow>
      <mo stretchy="false">=</mo>
      <mrow>
        <mrow>
          <mo stretchy="false">−</mo>
          <msubsup>
            <mrow>
              <mrow>
                <mrow>
                  <msup>
                    <mi>u</mi>
                    <mn>2</mn>
                  </msup>
                  <mo stretchy="false">⋅</mo>
                  <msup>
                    <mi>e</mi>
                    <mi>u</mi>
                  </msup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</mrow>
        <mo stretchy="false">−</mo>
        <mrow>
          <mn>2</mn>
          <mo stretchy="false">⋅</mo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</mrow>
      </mrow>
      <mo stretchy="false">=</mo>
      <mn>2</mn>
    </mrow>
    <annotation encoding="StarMath 5.0"> int from{-∞} to{0}  {u^2 cdot e^{ u  } cdot du} =  -evaluate {u^2 cdot e^u} from{-∞} to{0}  -2 cdot (-1) = 2</annotation>
  </semantics>
</math>
</file>

<file path=Object 21/content.xml><?xml version="1.0" encoding="utf-8"?>
<math xmlns="http://www.w3.org/1998/Math/MathML" display="block">
  <semantics>
    <mrow>
      <mrow>
        <mi>v</mi>
        <mo stretchy="false">=</mo>
        <msup>
          <mi>u</mi>
          <mn>2</mn>
        </msup>
      </mrow>
      <mi>;</mi>
      <mrow>
        <mi mathvariant="italic">dw</mi>
        <mo stretchy="false">=</mo>
        <mrow>
          <msup>
            <mi>e</mi>
            <mi>u</mi>
          </msup>
          <mo stretchy="false">⋅</mo>
          <mi mathvariant="italic">du</mi>
        </mrow>
      </mrow>
    </mrow>
    <annotation encoding="StarMath 5.0">v = u^2 ; dw= e^{ u } cdot du </annotation>
  </semantics>
</math>
</file>

<file path=Object 22/content.xml><?xml version="1.0" encoding="utf-8"?>
<math xmlns="http://www.w3.org/1998/Math/MathML" display="block">
  <semantics>
    <mrow>
      <mrow>
        <mi mathvariant="italic">dv</mi>
        <mo stretchy="false">=</mo>
        <mrow>
          <mn>2</mn>
          <mo stretchy="false">⋅</mo>
          <mi>u</mi>
          <mo stretchy="false">⋅</mo>
          <mi mathvariant="italic">du</mi>
        </mrow>
      </mrow>
      <mi>;</mi>
      <mrow>
        <mi>w</mi>
        <mo stretchy="false">=</mo>
        <msup>
          <mi>e</mi>
          <mi>u</mi>
        </msup>
      </mrow>
    </mrow>
    <annotation encoding="StarMath 5.0">dv = 2 cdot u cdot du ; w= e^{ u  }</annotation>
  </semantics>
</math>
</file>

<file path=Object 23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n>0</mn>
        </munderover>
        <mrow>
          <msup>
            <mi>u</mi>
            <mn>2</mn>
          </msup>
          <mo stretchy="false">⋅</mo>
          <msup>
            <mi>e</mi>
            <mi>u</mi>
          </msup>
          <mo stretchy="false">⋅</mo>
          <mi mathvariant="italic">du</mi>
        </mrow>
      </mrow>
      <mo stretchy="false">=</mo>
      <mrow>
        <munderover>
          <mo stretchy="false">∫</mo>
          <mrow>
            <mo stretchy="false">−</mo>
            <mi>∞</mi>
          </mrow>
          <mn>0</mn>
        </munderover>
        <mrow>
          <mi>v</mi>
          <mo stretchy="false">⋅</mo>
          <mi mathvariant="italic">dw</mi>
        </mrow>
      </mrow>
      <mo stretchy="false">=</mo>
      <mrow>
        <msubsup>
          <mrow>
            <mrow>
              <mrow>
                <mi>v</mi>
                <mo stretchy="false">⋅</mo>
                <mi>w</mi>
              </mrow>
            </mrow>
            <mo fence="true" form="postfix" stretchy="true">|</mo>
          </mrow>
          <mn>0</mn>
          <mi>∞</mi>
        </msubsup>
        <mo stretchy="false">−</mo>
        <mrow>
          <munderover>
            <mo stretchy="false">∫</mo>
            <mrow>
              <mo stretchy="false">−</mo>
              <mi>∞</mi>
            </mrow>
            <mn>0</mn>
          </munderover>
          <mrow>
            <mi>w</mi>
            <mo stretchy="false">⋅</mo>
            <mi mathvariant="italic">dv</mi>
          </mrow>
        </mrow>
      </mrow>
      <mo stretchy="false">=</mo>
      <mrow>
        <msubsup>
          <mrow>
            <mrow>
              <mrow>
                <msup>
                  <mi>u</mi>
                  <mn>2</mn>
                </msup>
                <mo stretchy="false">⋅</mo>
                <mrow>
                  <mo fence="true" form="prefix" stretchy="false">(</mo>
                  <mrow>
                    <msup>
                      <mi>e</mi>
                      <mi>u</mi>
                    </msup>
                  </mrow>
                  <mo fence="true" form="postfix" stretchy="false">)</mo>
                </mrow>
              </mrow>
            </mrow>
            <mo fence="true" form="postfix" stretchy="true">|</mo>
          </mrow>
          <mrow>
            <mo stretchy="false">−</mo>
            <mi>∞</mi>
          </mrow>
          <mn>0</mn>
        </msubsup>
        <mo stretchy="false">−</mo>
        <mrow>
          <munderover>
            <mo stretchy="false">∫</mo>
            <mrow>
              <mo stretchy="false">−</mo>
              <mi>∞</mi>
            </mrow>
            <mn>0</mn>
          </munderover>
          <mrow>
            <mrow>
              <mo fence="true" form="prefix" stretchy="false">(</mo>
              <mrow>
                <msup>
                  <mi>e</mi>
                  <mi>u</mi>
                </msup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n>2</mn>
                  <mo stretchy="false">⋅</mo>
                  <mi>u</mi>
                  <mo stretchy="false">⋅</mo>
                  <mi mathvariant="italic">du</mi>
                </mrow>
              </mrow>
              <mo fence="true" form="postfix" stretchy="false">)</mo>
            </mrow>
          </mrow>
        </mrow>
      </mrow>
    </mrow>
    <annotation encoding="StarMath 5.0"> int from{-∞} to{0}  {u^2 cdot e^{ u } cdot du} =  int from{-∞} to{0}  {v cdot dw} = evaluate {v cdot w} from{0} to{∞}  - int from{-∞} to{0}  {w cdot dv} = evaluate {u^2 cdot (e^u)} from{-∞} to{0}  - int from{-∞} to{0}  {(e^u) cdot (2 cdot u cdot du)}</annotation>
  </semantics>
</math>
</file>

<file path=Object 24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i>∞</mi>
            </mrow>
            <mn>0</mn>
          </munderover>
          <mrow>
            <msup>
              <mi>u</mi>
              <mn>2</mn>
            </msup>
            <mo stretchy="false">⋅</mo>
            <msup>
              <mi>e</mi>
              <mi>u</mi>
            </msup>
            <mo stretchy="false">⋅</mo>
            <mi mathvariant="italic">du</mi>
          </mrow>
        </mrow>
        <mo stretchy="false">=</mo>
        <mrow>
          <msubsup>
            <mrow>
              <mrow>
                <mrow>
                  <msup>
                    <mi>u</mi>
                    <mn>2</mn>
                  </msup>
                  <mo stretchy="false">⋅</mo>
                  <msup>
                    <mi>e</mi>
                    <mi>u</mi>
                  </msup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n>2</mn>
        </mrow>
      </mrow>
      <mrow>
        <munderover>
          <mo stretchy="false">∫</mo>
          <mrow>
            <mo stretchy="false">−</mo>
            <mi>∞</mi>
          </mrow>
          <mn>0</mn>
        </munderover>
        <mrow>
          <msup>
            <mi>e</mi>
            <mi>u</mi>
          </msup>
          <mo stretchy="false">⋅</mo>
          <mi>u</mi>
          <mo stretchy="false">⋅</mo>
          <mi mathvariant="italic">du</mi>
        </mrow>
      </mrow>
    </mrow>
    <annotation encoding="StarMath 5.0"> int from{-∞} to{0}  {u^2 cdot e^{ u  } cdot du} =  evaluate {u^2 cdot e^u} from{-∞} to{0}  - 2 int from{-∞} to{0}  {e^u cdot u cdot du}</annotation>
  </semantics>
</math>
</file>

<file path=Object 25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row>
          <mo stretchy="false">−</mo>
          <mfrac>
            <mn>1</mn>
            <mrow>
              <mn>4</mn>
              <mi>λ</mi>
            </mrow>
          </mfrac>
        </mrow>
      </mrow>
    </mrow>
    <annotation encoding="StarMath 5.0">{1 over {4λ}} int from{-∞} to{0}  u  cdot e^{ u  } cdot du = -{1 over {4λ}}</annotation>
  </semantics>
</math>
</file>

<file path=Object 26/content.xml><?xml version="1.0" encoding="utf-8"?>
<math xmlns="http://www.w3.org/1998/Math/MathML" display="block">
  <semantics>
    <mrow>
      <mrow>
        <mi>u</mi>
        <mo stretchy="false">=</mo>
        <mn>2</mn>
      </mrow>
      <mi>λ</mi>
      <mi>x</mi>
      <mi>;</mi>
      <mrow>
        <mi>x</mi>
        <mo stretchy="false">=</mo>
        <mfrac>
          <mi>u</mi>
          <mrow>
            <mn>2</mn>
            <mi>λ</mi>
          </mrow>
        </mfrac>
      </mrow>
      <mi>;</mi>
      <mrow>
        <mi mathvariant="italic">dx</mi>
        <mo stretchy="false">=</mo>
        <mfrac>
          <mi mathvariant="italic">du</mi>
          <mrow>
            <mn>2</mn>
            <mi>λ</mi>
          </mrow>
        </mfrac>
      </mrow>
    </mrow>
    <annotation encoding="StarMath 5.0">u = 2λ x  ; x =  {u over {2λ}} ; dx = {du over {2λ}}</annotation>
  </semantics>
</math>
</file>

<file path=Object 27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i>λ</mi>
      </mrow>
      <mrow>
        <mrow>
          <mrow>
            <munderover>
              <mo stretchy="false">∫</mo>
              <mn>0</mn>
              <mi>∞</mi>
            </munderover>
            <mfrac>
              <mi>u</mi>
              <mrow>
                <mn>2</mn>
                <mi>λ</mi>
              </mrow>
            </mfrac>
          </mrow>
          <mo stretchy="false">⋅</mo>
          <msup>
            <mi>e</mi>
            <mrow>
              <mo stretchy="false">−</mo>
              <mi>u</mi>
            </mrow>
          </msup>
          <mo stretchy="false">⋅</mo>
          <mfrac>
            <mi mathvariant="italic">du</mi>
            <mrow>
              <mn>2</mn>
              <mi>λ</mi>
            </mrow>
          </mfrac>
        </mrow>
        <mo stretchy="false">+</mo>
        <mi>λ</mi>
      </mrow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frac>
              <mi>u</mi>
              <mrow>
                <mn>2</mn>
                <mi>λ</mi>
              </mrow>
            </mfrac>
          </mrow>
          <mo stretchy="false">⋅</mo>
          <msup>
            <mi>e</mi>
            <mi>u</mi>
          </msup>
          <mo stretchy="false">⋅</mo>
          <mfrac>
            <mi mathvariant="italic">du</mi>
            <mrow>
              <mn>2</mn>
              <mi>λ</mi>
            </mrow>
          </mfrac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+</mo>
        <mfrac>
          <mn>1</mn>
          <mrow>
            <mn>4</mn>
            <mi>λ</mi>
          </mrow>
        </mfrac>
      </mrow>
      <mrow>
        <mrow>
          <munderover>
            <mo stretchy="false">∫</mo>
            <mrow>
              <mo stretchy="false">−</mo>
              <mi>∞</mi>
            </mrow>
            <mn>0</mn>
          </munderover>
          <mi>u</mi>
        </mrow>
        <mo stretchy="false">⋅</mo>
        <msup>
          <mi>e</mi>
          <mi>u</mi>
        </msup>
        <mo stretchy="false">⋅</mo>
        <mi mathvariant="italic">du</mi>
      </mrow>
    </mrow>
    <annotation encoding="StarMath 5.0">langle x rangle   =  λ int from{0} to{∞}  {u over {2λ}} cdot e^{ -u  } cdot {du over { 2λ }} + λ int from{-∞} to{0}  {u over {2λ}} cdot e^{ u  } cdot {du over { 2λ }} = {1 over {4λ}} int from{0} to{∞}  u  cdot e^{ -u  } cdot du + {1 over {4λ}} int from{-∞} to{0}  u  cdot e^{ u  } cdot du</annotation>
  </semantics>
</math>
</file>

<file path=Object 28/content.xml><?xml version="1.0" encoding="utf-8"?>
<math xmlns="http://www.w3.org/1998/Math/MathML" display="block">
  <semantics>
    <mrow>
      <mrow>
        <mi>v</mi>
        <mo stretchy="false">=</mo>
        <mi>u</mi>
      </mrow>
      <mi>;</mi>
      <mrow>
        <mi mathvariant="italic">dw</mi>
        <mo stretchy="false">=</mo>
        <mrow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</mrow>
    <annotation encoding="StarMath 5.0">v = u ; dw= e^{ -u  } cdot du </annotation>
  </semantics>
</math>
</file>

<file path=Object 29/content.xml><?xml version="1.0" encoding="utf-8"?>
<math xmlns="http://www.w3.org/1998/Math/MathML" display="block">
  <semantics>
    <mrow>
      <mrow>
        <mi mathvariant="italic">dv</mi>
        <mo stretchy="false">=</mo>
        <mi mathvariant="italic">du</mi>
      </mrow>
      <mi>;</mi>
      <mrow>
        <mi>w</mi>
        <mo stretchy="false">=</mo>
        <mrow>
          <mo stretchy="false">−</mo>
          <msup>
            <mi>e</mi>
            <mrow>
              <mo stretchy="false">−</mo>
              <mi>u</mi>
            </mrow>
          </msup>
        </mrow>
      </mrow>
    </mrow>
    <annotation encoding="StarMath 5.0">dv = du ; w= -e^{ -u  }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i>p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n>1</mn>
      </mrow>
    </mrow>
    <annotation encoding="StarMath 5.0">int from{-∞} to{∞} p(x, 0) =1</annotation>
  </semantics>
</math>
</file>

<file path=Object 30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row>
          <msubsup>
            <mrow>
              <mrow>
                <mfrac>
                  <mrow>
                    <mi>u</mi>
                    <mo stretchy="false">⋅</mo>
                    <msup>
                      <mi>e</mi>
                      <mi>u</mi>
                    </msup>
                  </mrow>
                  <mrow>
                    <mn>4</mn>
                    <mi>λ</mi>
                  </mrow>
                </mfrac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subsup>
            <mrow>
              <mrow>
                <mfrac>
                  <msup>
                    <mi>e</mi>
                    <mi>u</mi>
                  </msup>
                  <mrow>
                    <mn>4</mn>
                    <mi>λ</mi>
                  </mrow>
                </mfrac>
              </mrow>
              <mo fence="true" form="postfix" stretchy="true">|</mo>
            </mrow>
            <mrow>
              <mo stretchy="false">−</mo>
              <mi>∞</mi>
            </mrow>
            <mn>0</mn>
          </msubsup>
        </mrow>
        <mo stretchy="false">=</mo>
        <msubsup>
          <mrow>
            <mrow>
              <mrow>
                <mfrac>
                  <msup>
                    <mi>e</mi>
                    <mi>u</mi>
                  </msup>
                  <mrow>
                    <mn>4</mn>
                    <mi>λ</mi>
                  </mrow>
                </mfrac>
                <mo stretchy="false">⋅</mo>
                <mrow>
                  <mo fence="true" form="prefix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row>
            <mo stretchy="false">−</mo>
            <mi>∞</mi>
          </mrow>
          <mn>0</mn>
        </msubsup>
        <mo stretchy="false">=</mo>
        <mrow>
          <mrow>
            <mo stretchy="false">−</mo>
            <mfrac>
              <mn>1</mn>
              <mrow>
                <mn>4</mn>
                <mi>λ</mi>
              </mrow>
            </mfrac>
          </mrow>
          <mo stretchy="false">−</mo>
          <msub>
            <mrow>
              <mrow>
                <mrow>
                  <mfrac>
                    <msup>
                      <mi>e</mi>
                      <mi>u</mi>
                    </msup>
                    <mrow>
                      <mn>4</mn>
                      <mi>λ</mi>
                    </mrow>
                  </mfrac>
                  <mo stretchy="false">⋅</mo>
                  <mrow>
                    <mo fence="true" form="prefix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row>
              <mo stretchy="false">−</mo>
              <mi>∞</mi>
            </mrow>
          </msub>
        </mrow>
        <mo stretchy="false">=</mo>
        <mrow>
          <mo stretchy="false">−</mo>
          <mfrac>
            <mn>1</mn>
            <mrow>
              <mn>4</mn>
              <mi>λ</mi>
            </mrow>
          </mfrac>
        </mrow>
      </mrow>
    </mrow>
    <annotation encoding="StarMath 5.0">{1 over {4λ}} int from{-∞} to{0}  u  cdot e^{ u  } cdot du = evaluate { {{u cdot e^{u}} over {4λ}}} from{-∞} to{0} - evaluate {{e^{u} over {4λ}}} from{-∞} to{0} = evaluate { {{e^{u}} over {4λ} cdot (u-1)}} from{-∞} to{0} = -{1 over {4λ}} - evaluate { {{e^{u}} over {4λ} cdot (u-1)}} from{-∞} = -{1 over {4λ}}</annotation>
  </semantics>
</math>
</file>

<file path=Object 31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n>0</mn>
              <mi>∞</mi>
            </munderover>
            <mi>v</mi>
          </mrow>
          <mo stretchy="false">⋅</mo>
          <mi mathvariant="italic">dw</mi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v</mi>
                  <mo stretchy="false">⋅</mo>
                  <mi>w</mi>
                </mrow>
              </mrow>
              <mo fence="true" form="postfix" stretchy="true">|</mo>
            </mrow>
            <mn>0</mn>
            <mi>∞</mi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n>0</mn>
                <mi>∞</mi>
              </munderover>
              <mi>w</mi>
            </mrow>
            <mo stretchy="false">⋅</mo>
            <mi mathvariant="italic">dv</mi>
          </mrow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u</mi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sup>
                          <mi>e</mi>
                          <mrow>
                            <mo stretchy="false">−</mo>
                            <mi>u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n>0</mn>
            <mi>∞</mi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n>0</mn>
                <mi>∞</mi>
              </munderover>
              <mrow>
                <mrow>
                  <mo stretchy="false">−</mo>
                  <msup>
                    <mi>e</mi>
                    <mrow>
                      <mo stretchy="false">−</mo>
                      <mi>u</mi>
                    </mrow>
                  </msup>
                </mrow>
                <mo stretchy="false">⋅</mo>
                <mi mathvariant="italic">du</mi>
              </mrow>
            </mrow>
          </mrow>
        </mrow>
      </mrow>
    </mrow>
    <annotation encoding="StarMath 5.0">{1 over {4λ}} int from{0} to{∞}  u  cdot e^{ -u  } cdot du = {1 over {4λ}} int from{0} to{∞}  v  cdot dw =  evaluate { {1 over {4λ}} cdot v cdot w} from{0} to{∞} - {1 over {4λ}} cdot int from{0} to{∞}  w  cdot dv =  evaluate { {1 over {4λ}} cdot u cdot (-e^{-u})} from{0} to{∞} - {1 over {4λ}} cdot int from{0} to{∞}  {-e^{-u}  cdot du }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⋅</mo>
        <mi>ψ</mi>
      </mrow>
      <mtext>*</mtext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p(x, t) = ψ( x,t ) cdot ψ"*"( x,t )</annotation>
  </semantics>
</math>
</file>

<file path=Object 33/content.xml><?xml version="1.0" encoding="utf-8"?>
<math xmlns="http://www.w3.org/1998/Math/MathML" display="block">
  <semantics>
    <msup>
      <mi>e</mi>
      <mrow>
        <mrow>
          <mo stretchy="false">−</mo>
          <mi>i</mi>
        </mrow>
        <mo stretchy="false">⋅</mo>
        <mi>ω</mi>
        <mo stretchy="false">⋅</mo>
        <mi>t</mi>
      </mrow>
    </msup>
    <annotation encoding="StarMath 5.0">e^{ -i cdot ω cdot t  }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⋅</mo>
        <mi>ψ</mi>
      </mrow>
      <mtext>*</mtext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sqrt>
                  <mi>λ</mi>
                </msqrt>
                <mo stretchy="false">⋅</mo>
                <msup>
                  <mi>e</mi>
                  <mrow>
                    <mrow>
                      <mo stretchy="false">−</mo>
                      <mi>λ</mi>
                    </mrow>
                    <mo stretchy="false">⋅</mo>
                    <mrow>
                      <mo fence="true" form="prefix" stretchy="false">|</mo>
                      <mrow>
                        <mi>x</mi>
                      </mrow>
                      <mo fence="true" form="postfix" stretchy="false">|</mo>
                    </mrow>
                  </mrow>
                </msup>
                <mo stretchy="false">⋅</mo>
                <msup>
                  <mi>e</mi>
                  <mrow>
                    <mrow>
                      <mo stretchy="false">−</mo>
                      <mi>i</mi>
                    </mrow>
                    <mo stretchy="false">⋅</mo>
                    <mi>ω</mi>
                    <mo stretchy="false">⋅</mo>
                    <mi>t</mi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sqrt>
                  <mi>λ</mi>
                </msqrt>
                <mo stretchy="false">⋅</mo>
                <msup>
                  <mi>e</mi>
                  <mrow>
                    <mrow>
                      <mo stretchy="false">−</mo>
                      <mi>λ</mi>
                    </mrow>
                    <mo stretchy="false">⋅</mo>
                    <mrow>
                      <mo fence="true" form="prefix" stretchy="false">|</mo>
                      <mrow>
                        <mi>x</mi>
                      </mrow>
                      <mo fence="true" form="postfix" stretchy="false">|</mo>
                    </mrow>
                  </mrow>
                </msup>
                <mo stretchy="false">⋅</mo>
                <msup>
                  <mi>e</mi>
                  <mrow>
                    <mi>i</mi>
                    <mo stretchy="false">⋅</mo>
                    <mi>ω</mi>
                    <mo stretchy="false">⋅</mo>
                    <mi>t</mi>
                  </mrow>
                </msup>
              </mrow>
            </mrow>
            <mo fence="true" form="postfix" stretchy="false">)</mo>
          </mrow>
        </mrow>
      </mrow>
    </mrow>
    <annotation encoding="StarMath 5.0">p(x, t) = ψ( x,t ) cdot ψ"*"( x,t ) = (sqrt{ λ} cdot e^{ -λ cdot lline x rline  } cdot e^{ -i cdot ω cdot t  }) cdot (sqrt{ λ} cdot e^{ -λ cdot lline x rline  } cdot e^{ i cdot ω cdot t }) </annotation>
  </semantics>
</math>
</file>

<file path=Object 35/content.xml><?xml version="1.0" encoding="utf-8"?>
<math xmlns="http://www.w3.org/1998/Math/MathML" display="block">
  <semantics>
    <mrow>
      <mrow>
        <mi>C</mi>
        <mo stretchy="false">=</mo>
        <msup>
          <mi>e</mi>
          <mrow>
            <mrow>
              <mo stretchy="false">−</mo>
              <mi>i</mi>
            </mrow>
            <mo stretchy="false">⋅</mo>
            <mi>ω</mi>
            <mo stretchy="false">⋅</mo>
            <mi>t</mi>
          </mrow>
        </msup>
        <mo stretchy="false">=</mo>
        <mi>cos</mi>
      </mrow>
      <mrow>
        <mrow>
          <mo fence="true" form="prefix" stretchy="false">(</mo>
          <mrow>
            <mrow>
              <mrow>
                <mo stretchy="false">−</mo>
                <mi>ω</mi>
              </mrow>
              <mo stretchy="false">⋅</mo>
              <mi>t</mi>
            </mrow>
          </mrow>
          <mo fence="true" form="postfix" stretchy="false">)</mo>
        </mrow>
        <mo stretchy="false">+</mo>
        <mi>i</mi>
      </mrow>
      <mi>sin</mi>
      <mrow>
        <mo fence="true" form="prefix" stretchy="false">(</mo>
        <mrow>
          <mrow>
            <mrow>
              <mo stretchy="false">−</mo>
              <mi>ω</mi>
            </mrow>
            <mo stretchy="false">⋅</mo>
            <mi>t</mi>
          </mrow>
        </mrow>
        <mo fence="true" form="postfix" stretchy="false">)</mo>
      </mrow>
    </mrow>
    <annotation encoding="StarMath 5.0">C = e^{ -i cdot ω cdot t  } = cos( -ω cdot t ) + i sin( -ω cdot t )</annotation>
  </semantics>
</math>
</file>

<file path=Object 36/content.xml><?xml version="1.0" encoding="utf-8"?>
<math xmlns="http://www.w3.org/1998/Math/MathML" display="block">
  <semantics>
    <mrow>
      <mi>C</mi>
      <mrow>
        <mtext>*</mtext>
        <mo stretchy="false">=</mo>
        <mi>cos</mi>
      </mrow>
      <mrow>
        <mrow>
          <mo fence="true" form="prefix" stretchy="false">(</mo>
          <mrow>
            <mrow>
              <mrow>
                <mo stretchy="false">−</mo>
                <mi>ω</mi>
              </mrow>
              <mo stretchy="false">⋅</mo>
              <mi>t</mi>
            </mrow>
          </mrow>
          <mo fence="true" form="postfix" stretchy="false">)</mo>
        </mrow>
        <mo stretchy="false">−</mo>
        <mi>i</mi>
      </mrow>
      <mi>sin</mi>
      <mrow>
        <mo fence="true" form="prefix" stretchy="false">(</mo>
        <mrow>
          <mrow>
            <mrow>
              <mo stretchy="false">−</mo>
              <mi>ω</mi>
            </mrow>
            <mo stretchy="false">⋅</mo>
            <mi>t</mi>
          </mrow>
        </mrow>
        <mo fence="true" form="postfix" stretchy="false">)</mo>
      </mrow>
    </mrow>
    <annotation encoding="StarMath 5.0">C"*" = cos( -ω cdot t ) - i sin( -ω cdot t )</annotation>
  </semantics>
</math>
</file>

<file path=Object 37/content.xml><?xml version="1.0" encoding="utf-8"?>
<math xmlns="http://www.w3.org/1998/Math/MathML" display="block">
  <semantics>
    <msup>
      <mi>e</mi>
      <mrow>
        <mrow>
          <mo stretchy="false">−</mo>
          <mi>i</mi>
        </mrow>
        <mo stretchy="false">⋅</mo>
        <mi>ω</mi>
        <mo stretchy="false">⋅</mo>
        <mi>t</mi>
      </mrow>
    </msup>
    <annotation encoding="StarMath 5.0">e^{ -i cdot ω cdot t  }</annotation>
  </semantics>
</math>
</file>

<file path=Object 38/content.xml><?xml version="1.0" encoding="utf-8"?>
<math xmlns="http://www.w3.org/1998/Math/MathML" display="block">
  <semantics>
    <mrow>
      <msup>
        <mi>e</mi>
        <mrow>
          <mi>i</mi>
          <mrow>
            <mo fence="true" form="prefix" stretchy="false">(</mo>
            <mrow>
              <mrow>
                <mrow>
                  <mn>2</mn>
                  <mo stretchy="false">⋅</mo>
                  <mi>π</mi>
                </mrow>
                <mo stretchy="false">−</mo>
                <mrow>
                  <mo fence="true" form="prefix" stretchy="false">[</mo>
                  <mrow>
                    <mrow>
                      <mrow>
                        <mo stretchy="false">−</mo>
                        <mi>ω</mi>
                      </mrow>
                      <mo stretchy="false">⋅</mo>
                      <mi>t</mi>
                    </mrow>
                  </mrow>
                  <mo fence="true" form="postfix" stretchy="false">]</mo>
                </mrow>
              </mrow>
            </mrow>
            <mo fence="true" form="postfix" stretchy="false">)</mo>
          </mrow>
        </mrow>
      </msup>
      <mo stretchy="false">=</mo>
      <msup>
        <mi>e</mi>
        <mrow>
          <mi>i</mi>
          <mrow>
            <mo fence="true" form="prefix" stretchy="false">(</mo>
            <mrow>
              <mrow>
                <mrow>
                  <mn>2</mn>
                  <mo stretchy="false">⋅</mo>
                  <mi>π</mi>
                </mrow>
                <mo stretchy="false">+</mo>
                <mrow>
                  <mi>ω</mi>
                  <mo stretchy="false">⋅</mo>
                  <mi>t</mi>
                </mrow>
              </mrow>
            </mrow>
            <mo fence="true" form="postfix" stretchy="false">)</mo>
          </mrow>
        </mrow>
      </msup>
      <mo stretchy="false">=</mo>
      <msup>
        <mi>e</mi>
        <mrow>
          <mi>i</mi>
          <mo stretchy="false">⋅</mo>
          <mi>ω</mi>
          <mo stretchy="false">⋅</mo>
          <mi>t</mi>
        </mrow>
      </msup>
    </mrow>
    <annotation encoding="StarMath 5.0">e^{ i( 2 cdot π - [-  ω cdot t])  } =  e^{ i( 2 cdot π +  ω cdot t)  } = e^{ i cdot ω cdot t }</annotation>
  </semantics>
</math>
</file>

<file path=Object 3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  <mo stretchy="false">⋅</mo>
          <msup>
            <mi>e</mi>
            <mrow>
              <mrow>
                <mrow>
                  <mo stretchy="false">−</mo>
                  <mi>i</mi>
                </mrow>
                <mo stretchy="false">⋅</mo>
                <mi>ω</mi>
                <mo stretchy="false">⋅</mo>
                <mi>t</mi>
              </mrow>
              <mo stretchy="false">+</mo>
              <mrow>
                <mi>i</mi>
                <mo stretchy="false">⋅</mo>
                <mn>2</mn>
                <mo stretchy="false">⋅</mo>
                <mi>π</mi>
              </mrow>
              <mo stretchy="false">+</mo>
              <mrow>
                <mi>i</mi>
                <mo stretchy="false">⋅</mo>
                <mi>ω</mi>
                <mo stretchy="false">⋅</mo>
                <mi>t</mi>
              </mrow>
            </mrow>
          </msup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p(x, t) =  λ cdot e^{ -2 cdot λ cdot lline x rline  } cdot e^{ -i cdot ω cdot t + i cdot 2 cdot π + i cdot ω cdot t } =  λ cdot e^{ -2 cdot λ cdot lline x rline  } </annotation>
  </semantics>
</math>
</file>

<file path=Object 4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row>
                <mo stretchy="false">−</mo>
                <mi>λ</mi>
              </mrow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 ψ( x,0 ) = A cdot e^{ -λ lline x rline  }</annotation>
  </semantics>
</math>
</file>

<file path=Object 40/content.xml><?xml version="1.0" encoding="utf-8"?>
<math xmlns="http://www.w3.org/1998/Math/MathML" display="block">
  <semantics>
    <mrow>
      <mrow>
        <mrow>
          <mrow>
            <munderover>
              <mo stretchy="false">∫</mo>
              <mn>0</mn>
              <mi>∞</mi>
            </munderover>
            <msup>
              <mi>u</mi>
              <mi>n</mi>
            </msup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i>n</mi>
      </mrow>
      <mi>!</mi>
    </mrow>
    <annotation encoding="StarMath 5.0">int from{0} to{∞}  {u ^ n}  cdot e^{ -u  } cdot du = n!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p(x, t) =  λ cdot e^{ -2 cdot λ cdot lline x rline  }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</mrow>
    <annotation encoding="StarMath 5.0">p(x, t) =  p(x)</annotation>
  </semantics>
</math>
</file>

<file path=Object 43/content.xml><?xml version="1.0" encoding="utf-8"?>
<math xmlns="http://www.w3.org/1998/Math/MathML" display="block">
  <semantics>
    <mrow>
      <mrow>
        <mo fence="true" form="prefix" stretchy="false">⟨</mo>
        <mrow>
          <mi>x</mi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i>x</mi>
              <mo stretchy="false">⋅</mo>
              <msup>
                <mi>e</mi>
                <mrow>
                  <mrow>
                    <mo stretchy="false">−</mo>
                    <mn>2</mn>
                  </mrow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i>x</mi>
              <mo stretchy="false">⋅</mo>
              <msup>
                <mi>e</mi>
                <mrow>
                  <mn>2</mn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</mrow>
    </mrow>
    <annotation encoding="StarMath 5.0">langle x rangle  =  λ cdot int from{0} to{∞}  {x  cdot e^{ -2 cdot λ cdot x  } cdot dx} + λ cdot int from{-∞} to{0}  {x  cdot e^{ 2 cdot λ cdot x  } cdot dx}</annotation>
  </semantics>
</math>
</file>

<file path=Object 44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v</mi>
          </mrow>
          <mo stretchy="false">⋅</mo>
          <mi mathvariant="italic">dw</mi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v</mi>
                  <mo stretchy="false">⋅</mo>
                  <mi>w</mi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row>
                  <mo stretchy="false">−</mo>
                  <mi>∞</mi>
                </mrow>
                <mn>0</mn>
              </munderover>
              <mi>w</mi>
            </mrow>
            <mo stretchy="false">⋅</mo>
            <mi mathvariant="italic">dv</mi>
          </mrow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u</mi>
                  <mo stretchy="false">⋅</mo>
                  <mrow>
                    <mo fence="true" form="prefix" stretchy="false">(</mo>
                    <mrow>
                      <msup>
                        <mi>e</mi>
                        <mi>u</mi>
                      </msup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row>
                  <mo stretchy="false">−</mo>
                  <mi>∞</mi>
                </mrow>
                <mn>0</mn>
              </munderover>
              <mrow>
                <msup>
                  <mi>e</mi>
                  <mi>u</mi>
                </msup>
                <mo stretchy="false">⋅</mo>
                <mi mathvariant="italic">du</mi>
              </mrow>
            </mrow>
          </mrow>
        </mrow>
      </mrow>
    </mrow>
    <annotation encoding="StarMath 5.0">{1 over {4λ}} int from{-∞} to{0}  u  cdot e^{ u  } cdot du = {1 over {4λ}} int from{-∞} to{0}  v  cdot dw =  evaluate { {1 over {4λ}} cdot v cdot w} from{-∞} to{0} - {1 over {4λ}} cdot int from{-∞} to{0}  w  cdot dv =  evaluate { {1 over {4λ}} cdot u cdot (e^{u})} from{-∞} to{0} - {1 over {4λ}} cdot int from{-∞} to{0}  {e^{u}  cdot du }</annotation>
  </semantics>
</math>
</file>

<file path=Object 45/content.xml><?xml version="1.0" encoding="utf-8"?>
<math xmlns="http://www.w3.org/1998/Math/MathML" display="block">
  <semantics>
    <mrow>
      <mrow>
        <mi mathvariant="italic">dv</mi>
        <mo stretchy="false">=</mo>
        <mi mathvariant="italic">du</mi>
      </mrow>
      <mi>;</mi>
      <mrow>
        <mi>w</mi>
        <mo stretchy="false">=</mo>
        <msup>
          <mi>e</mi>
          <mi>u</mi>
        </msup>
      </mrow>
    </mrow>
    <annotation encoding="StarMath 5.0">dv = du ; w= e^{ u  }</annotation>
  </semantics>
</math>
</file>

<file path=Object 46/content.xml><?xml version="1.0" encoding="utf-8"?>
<math xmlns="http://www.w3.org/1998/Math/MathML" display="block">
  <semantics>
    <mrow>
      <mrow>
        <mi>v</mi>
        <mo stretchy="false">=</mo>
        <mi>u</mi>
      </mrow>
      <mi>;</mi>
      <mrow>
        <mi mathvariant="italic">dw</mi>
        <mo stretchy="false">=</mo>
        <mrow>
          <msup>
            <mi>e</mi>
            <mi>u</mi>
          </msup>
          <mo stretchy="false">⋅</mo>
          <mi mathvariant="italic">du</mi>
        </mrow>
      </mrow>
    </mrow>
    <annotation encoding="StarMath 5.0">v = u ; dw= e^{ u  } cdot du </annotation>
  </semantics>
</math>
</file>

<file path=Object 47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row>
          <mrow>
            <mo stretchy="false">−</mo>
            <msubsup>
              <mrow>
                <mrow>
                  <mfrac>
                    <mi>u</mi>
                    <mrow>
                      <mn>4</mn>
                      <mo stretchy="false">⋅</mo>
                      <mi>λ</mi>
                      <mo stretchy="false">⋅</mo>
                      <msup>
                        <mi>e</mi>
                        <mi>u</mi>
                      </msup>
                    </mrow>
                  </mfrac>
                </mrow>
                <mo fence="true" form="postfix" stretchy="true">|</mo>
              </mrow>
              <mn>0</mn>
              <mi>∞</mi>
            </msubsup>
          </mrow>
          <mo stretchy="false">−</mo>
          <msubsup>
            <mrow>
              <mrow>
                <mfrac>
                  <mn>1</mn>
                  <mrow>
                    <mn>4</mn>
                    <mo stretchy="false">⋅</mo>
                    <mi>λ</mi>
                    <mo stretchy="false">⋅</mo>
                    <msup>
                      <mi>e</mi>
                      <mi>u</mi>
                    </msup>
                  </mrow>
                </mfrac>
              </mrow>
              <mo fence="true" form="postfix" stretchy="true">|</mo>
            </mrow>
            <mn>0</mn>
            <mi>∞</mi>
          </msubsup>
        </mrow>
        <mo stretchy="false">=</mo>
        <mrow>
          <mo stretchy="false">−</mo>
          <msubsup>
            <mrow>
              <mrow>
                <mfrac>
                  <mrow>
                    <mi>u</mi>
                    <mo stretchy="false">+</mo>
                    <mn>1</mn>
                  </mrow>
                  <mrow>
                    <mn>4</mn>
                    <mo stretchy="false">⋅</mo>
                    <mi>λ</mi>
                    <mo stretchy="false">⋅</mo>
                    <msup>
                      <mi>e</mi>
                      <mi>u</mi>
                    </msup>
                  </mrow>
                </mfrac>
              </mrow>
              <mo fence="true" form="postfix" stretchy="true">|</mo>
            </mrow>
            <mn>0</mn>
            <mi>∞</mi>
          </msubsup>
        </mrow>
      </mrow>
    </mrow>
    <annotation encoding="StarMath 5.0">{1 over {4λ}} int from{0} to{∞}  u  cdot e^{ -u  } cdot du =  -evaluate { {u over {4 cdot λ cdot e^{u}}} } from{0} to{∞} - evaluate {1 over {4 cdot λ cdot e^{u}}} from{0} to{∞} =  -evaluate { {{u+1} over {4 cdot λ cdot e^{u}}} } from{0} to{∞}</annotation>
  </semantics>
</math>
</file>

<file path=Object 48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row>
          <mo stretchy="false">−</mo>
          <msubsup>
            <mrow>
              <mrow>
                <mfrac>
                  <mn>1</mn>
                  <mrow>
                    <mn>4</mn>
                    <mo stretchy="false">⋅</mo>
                    <mi>λ</mi>
                    <mo stretchy="false">⋅</mo>
                    <msup>
                      <mi>e</mi>
                      <mi>u</mi>
                    </msup>
                  </mrow>
                </mfrac>
              </mrow>
              <mo fence="true" form="postfix" stretchy="true">|</mo>
            </mrow>
            <mn>0</mn>
            <mi>∞</mi>
          </msubsup>
        </mrow>
        <mo stretchy="false">=</mo>
        <mfrac>
          <mn>1</mn>
          <mrow>
            <mn>4</mn>
            <mo stretchy="false">⋅</mo>
            <mi>λ</mi>
          </mrow>
        </mfrac>
      </mrow>
    </mrow>
    <annotation encoding="StarMath 5.0">{1 over {4λ}} int from{0} to{∞}  u  cdot e^{ -u  } cdot du =  -evaluate { {1 over {4 cdot λ cdot e^{u}}} } from{0} to{∞} = {1 over {4 cdot λ}}</annotation>
  </semantics>
</math>
</file>

<file path=Object 49/content.xml><?xml version="1.0" encoding="utf-8"?>
<math xmlns="http://www.w3.org/1998/Math/MathML" display="block">
  <semantics>
    <msup>
      <mi>e</mi>
      <mrow>
        <mo stretchy="false">−</mo>
        <mi>∞</mi>
      </mrow>
    </msup>
    <annotation encoding="StarMath 5.0">e^{ -∞ }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i>∞</mi>
            </mrow>
            <mi>∞</mi>
          </munderover>
          <mi>A</mi>
        </mrow>
        <mo stretchy="false">⋅</mo>
        <msup>
          <mi>e</mi>
          <mrow>
            <mrow>
              <mo stretchy="false">−</mo>
              <mi>λ</mi>
            </mrow>
            <mrow>
              <mo fence="true" form="prefix" stretchy="false">|</mo>
              <mrow>
                <mi>x</mi>
              </mrow>
              <mo fence="true" form="postfix" stretchy="false">|</mo>
            </mrow>
          </mrow>
        </msup>
        <mo stretchy="false">⋅</mo>
        <mi>A</mi>
        <mo stretchy="false">⋅</mo>
        <msup>
          <mi>e</mi>
          <mrow>
            <mrow>
              <mo stretchy="false">−</mo>
              <mi>λ</mi>
            </mrow>
            <mrow>
              <mo fence="true" form="prefix" stretchy="false">|</mo>
              <mrow>
                <mi>x</mi>
              </mrow>
              <mo fence="true" form="postfix" stretchy="false">|</mo>
            </mrow>
          </mrow>
        </msup>
      </mrow>
      <mo stretchy="false">=</mo>
      <mn>1</mn>
    </mrow>
    <annotation encoding="StarMath 5.0">int from{-∞} to{∞} A cdot e^{ -λ lline x rline  } cdot A cdot e^{ -λ lline x rline  } =1</annotation>
  </semantics>
</math>
</file>

<file path=Object 50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+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row>
          <mfrac>
            <mn>1</mn>
            <mrow>
              <mn>4</mn>
              <mi>λ</mi>
            </mrow>
          </mfrac>
          <mo stretchy="false">+</mo>
          <mrow>
            <mo fence="true" form="prefix" stretchy="false">(</mo>
            <mrow>
              <mrow>
                <mo stretchy="false">−</mo>
                <mfrac>
                  <mn>1</mn>
                  <mrow>
                    <mn>4</mn>
                    <mi>λ</mi>
                  </mrow>
                </mfrac>
              </mrow>
            </mrow>
            <mo fence="true" form="postfix" stretchy="false">)</mo>
          </mrow>
        </mrow>
        <mo stretchy="false">=</mo>
        <mn>0</mn>
      </mrow>
    </mrow>
    <annotation encoding="StarMath 5.0">langle x rangle = {1 over {4λ}} int from{0} to{∞}  u  cdot e^{ -u  } cdot du + {1 over {4λ}} int from{-∞} to{0}  u  cdot e^{ u  } cdot du = {1 over {4λ}} + (- {1 over {4λ}} ) = 0 </annotation>
  </semantics>
</math>
</file>

<file path=Object 51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i>∞</mi>
            </mrow>
            <mn>0</mn>
          </munderover>
          <mi>u</mi>
        </mrow>
        <mo stretchy="false">⋅</mo>
        <msup>
          <mi>e</mi>
          <mi>u</mi>
        </msup>
        <mo stretchy="false">⋅</mo>
        <mi mathvariant="italic">du</mi>
      </mrow>
      <mo stretchy="false">=</mo>
      <mrow>
        <mo stretchy="false">−</mo>
        <mn>1</mn>
      </mrow>
    </mrow>
    <annotation encoding="StarMath 5.0">int from{-∞} to{0}  u  cdot e^{ u  } cdot du = -1</annotation>
  </semantics>
</math>
</file>

<file path=Object 52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row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row>
            <munderover>
              <mo stretchy="false">∫</mo>
              <mn>0</mn>
              <mi>∞</mi>
            </munderover>
            <mrow>
              <msup>
                <mi>x</mi>
                <mn>2</mn>
              </msup>
              <mo stretchy="false">⋅</mo>
              <msup>
                <mi>e</mi>
                <mrow>
                  <mrow>
                    <mo stretchy="false">−</mo>
                    <mn>2</mn>
                  </mrow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  <mo stretchy="false">+</mo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i>x</mi>
                <mn>2</mn>
              </msup>
              <mo stretchy="false">⋅</mo>
              <msup>
                <mi>e</mi>
                <mrow>
                  <mn>2</mn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</mrow>
      <mo stretchy="false">=</mo>
      <mrow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n>2</mn>
        </mrow>
        <mo stretchy="false">+</mo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n>2</mn>
        </mrow>
      </mrow>
      <mo stretchy="false">=</mo>
      <mn>0</mn>
    </mrow>
    <annotation encoding="StarMath 5.0">langle x^2 rangle  =  {1 over {8 cdot λ^2}} cdot int from{0} to{∞}  {x^2  cdot e^{ -2 cdot λ cdot x  } cdot dx} + {1 over {8 cdot λ^2}} cdot int from{-∞} to{0}  {x^2  cdot e^{ 2 cdot λ cdot x  } cdot dx} =  {1 over {8 cdot λ^2}} cdot 2 + {1 over {8 cdot λ^2}} cdot 2 = 0</annotation>
  </semantics>
</math>
</file>

<file path=Object 53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frac>
        <mn>1</mn>
        <mrow>
          <mn>2</mn>
          <mo stretchy="false">⋅</mo>
          <msup>
            <mi>λ</mi>
            <mn>2</mn>
          </msup>
        </mrow>
      </mfrac>
    </mrow>
    <annotation encoding="StarMath 5.0">langle x^2 rangle  = {1 over {2 cdot λ^2}}</annotation>
  </semantics>
</math>
</file>

<file path=Object 54/content.xml><?xml version="1.0" encoding="utf-8"?>
<math xmlns="http://www.w3.org/1998/Math/MathML" display="block">
  <semantics>
    <msup>
      <mi>e</mi>
      <mi>u</mi>
    </msup>
    <annotation encoding="StarMath 5.0">e^{ u }</annotation>
  </semantics>
</math>
</file>

<file path=Object 55/content.xml><?xml version="1.0" encoding="utf-8"?>
<math xmlns="http://www.w3.org/1998/Math/MathML" display="block">
  <semantics>
    <mrow>
      <msup>
        <mi>e</mi>
        <mrow>
          <mi>i</mi>
          <mrow>
            <mo fence="true" form="prefix" stretchy="false">(</mo>
            <mrow>
              <mrow>
                <mrow>
                  <mn>2</mn>
                  <mo stretchy="false">⋅</mo>
                  <mi>π</mi>
                </mrow>
                <mo stretchy="false">+</mo>
                <mrow>
                  <mi>ω</mi>
                  <mo stretchy="false">⋅</mo>
                  <mi>t</mi>
                </mrow>
              </mrow>
            </mrow>
            <mo fence="true" form="postfix" stretchy="false">)</mo>
          </mrow>
        </mrow>
      </msup>
      <mo stretchy="false">=</mo>
      <mrow>
        <msup>
          <mi>e</mi>
          <mrow>
            <mi>i</mi>
            <mo stretchy="false">⋅</mo>
            <mn>2</mn>
            <mo stretchy="false">⋅</mo>
            <mi>π</mi>
          </mrow>
        </msup>
        <mo stretchy="false">⋅</mo>
        <msup>
          <mi>e</mi>
          <mrow>
            <mi>i</mi>
            <mo stretchy="false">⋅</mo>
            <mi>ω</mi>
            <mo stretchy="false">⋅</mo>
            <mi>t</mi>
          </mrow>
        </msup>
      </mrow>
    </mrow>
    <annotation encoding="StarMath 5.0">e^{ i( 2 cdot π +  ω cdot t)  } = e^{ i cdot 2 cdot π } cdot e^{ i cdot ω cdot t }</annotation>
  </semantics>
</math>
</file>

<file path=Object 5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p(x, t) = p(x) = λ cdot e^{ -2 cdot λ cdot lline x rline  }</annotation>
  </semantics>
</math>
</file>

<file path=Object 57/content.xml><?xml version="1.0" encoding="utf-8"?>
<math xmlns="http://www.w3.org/1998/Math/MathML" display="block">
  <semantics>
    <mrow>
      <mo fence="true" form="prefix" stretchy="false">⟨</mo>
      <mrow>
        <mi>x</mi>
      </mrow>
      <mo fence="true" form="postfix" stretchy="false">⟩</mo>
    </mrow>
    <annotation encoding="StarMath 5.0">langle x rangle</annotation>
  </semantics>
</math>
</file>

<file path=Object 58/content.xml><?xml version="1.0" encoding="utf-8"?>
<math xmlns="http://www.w3.org/1998/Math/MathML" display="block">
  <semantics>
    <mrow>
      <msup>
        <mi>e</mi>
        <mrow>
          <mi>i</mi>
          <mo stretchy="false">⋅</mo>
          <mn>2</mn>
          <mo stretchy="false">⋅</mo>
          <mi>π</mi>
        </mrow>
      </msup>
      <mo stretchy="false">=</mo>
      <mn>1</mn>
    </mrow>
    <annotation encoding="StarMath 5.0">e^{ i cdot 2 cdot π } = 1</annotation>
  </semantics>
</math>
</file>

<file path=Object 6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sup>
                <mi>x</mi>
                <mn>2</mn>
              </msup>
              <mo stretchy="false">⋅</mo>
              <msup>
                <mi>e</mi>
                <mrow>
                  <mrow>
                    <mo stretchy="false">−</mo>
                    <mn>2</mn>
                  </mrow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i>x</mi>
                <mn>2</mn>
              </msup>
              <mo stretchy="false">⋅</mo>
              <msup>
                <mi>e</mi>
                <mrow>
                  <mn>2</mn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</mrow>
    </mrow>
    <annotation encoding="StarMath 5.0">langle x^2 rangle  =  λ cdot int from{0} to{∞}  {x^2  cdot e^{ -2 cdot λ cdot x  } cdot dx} + λ cdot int from{-∞} to{0}  {x^2  cdot e^{ 2 cdot λ cdot x  } cdot dx}</annotation>
  </semantics>
</math>
</file>

<file path=Object 7/content.xml><?xml version="1.0" encoding="utf-8"?>
<math xmlns="http://www.w3.org/1998/Math/MathML" display="block">
  <semantics>
    <mrow>
      <mrow>
        <mn>2</mn>
        <mo stretchy="false">⋅</mo>
        <msup>
          <mi>A</mi>
          <mn>2</mn>
        </msup>
      </mrow>
      <mrow>
        <mrow>
          <munderover>
            <mo stretchy="false">∫</mo>
            <mn>0</mn>
            <mi>∞</mi>
          </munderover>
          <msup>
            <mi>e</mi>
            <mrow>
              <mrow>
                <mo stretchy="false">−</mo>
                <mn>2</mn>
              </mrow>
              <mi>λ</mi>
              <mi>x</mi>
            </mrow>
          </msup>
        </mrow>
        <mo stretchy="false">=</mo>
        <msubsup>
          <mrow>
            <mrow>
              <mrow>
                <mn>2</mn>
                <mo stretchy="false">⋅</mo>
                <msup>
                  <mi>A</mi>
                  <mn>2</mn>
                </msup>
                <mo stretchy="false">⋅</mo>
                <mfrac>
                  <msup>
                    <mi>e</mi>
                    <mrow>
                      <mrow>
                        <mo stretchy="false">−</mo>
                        <mn>2</mn>
                      </mrow>
                      <mi>λ</mi>
                      <mi>x</mi>
                    </mrow>
                  </msup>
                  <mrow>
                    <mrow>
                      <mo stretchy="false">−</mo>
                      <mn>2</mn>
                    </mrow>
                    <mi>λ</mi>
                  </mrow>
                </mfrac>
              </mrow>
            </mrow>
            <mo fence="true" form="postfix" stretchy="true">|</mo>
          </mrow>
          <mn>0</mn>
          <mi>∞</mi>
        </msubsup>
        <mo stretchy="false">=</mo>
        <mfrac>
          <msup>
            <mi>A</mi>
            <mn>2</mn>
          </msup>
          <mi>λ</mi>
        </mfrac>
        <mo stretchy="false">=</mo>
        <mn>1</mn>
      </mrow>
    </mrow>
    <annotation encoding="StarMath 5.0">2 cdot A^2 int from{0} to{∞}  e^{ -2λ x  }  = evaluate {{2 cdot A^2 cdot { e^{-2λ x } over { -2λ } } }} from{0} to{∞} = A^2 over λ=1</annotation>
  </semantics>
</math>
</file>

<file path=Object 8/content.xml><?xml version="1.0" encoding="utf-8"?>
<math xmlns="http://www.w3.org/1998/Math/MathML" display="block">
  <semantics>
    <mrow>
      <mi>A</mi>
      <mo stretchy="false">=</mo>
      <msqrt>
        <mi>λ</mi>
      </msqrt>
    </mrow>
    <annotation encoding="StarMath 5.0">A = sqrt{ λ}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row>
          <mrow>
            <munderover>
              <mo stretchy="false">∫</mo>
              <mrow>
                <mo stretchy="false">−</mo>
                <mi>∞</mi>
              </mrow>
              <mi>∞</mi>
            </munderover>
            <mi>x</mi>
          </mrow>
          <mo stretchy="false">⋅</mo>
          <mi>p</mi>
        </mrow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⋅</mo>
          <mi mathvariant="italic">dx</mi>
        </mrow>
        <mo stretchy="false">=</mo>
        <mrow>
          <munderover>
            <mo stretchy="false">∫</mo>
            <mrow>
              <mo stretchy="false">−</mo>
              <mi>∞</mi>
            </mrow>
            <mi>∞</mi>
          </munderover>
          <mrow>
            <mi>x</mi>
            <mo stretchy="false">⋅</mo>
            <mi>λ</mi>
            <mo stretchy="false">⋅</mo>
            <msup>
              <mi>e</mi>
              <mrow>
                <mrow>
                  <mo stretchy="false">−</mo>
                  <mn>2</mn>
                </mrow>
                <mo stretchy="false">⋅</mo>
                <mi>λ</mi>
                <mo stretchy="false">⋅</mo>
                <mrow>
                  <mo fence="true" form="prefix" stretchy="false">|</mo>
                  <mrow>
                    <mi>x</mi>
                  </mrow>
                  <mo fence="true" form="postfix" stretchy="false">|</mo>
                </mrow>
              </mrow>
            </msup>
            <mo stretchy="false">⋅</mo>
            <mi mathvariant="italic">dx</mi>
          </mrow>
        </mrow>
        <mo stretchy="false">=</mo>
        <mrow>
          <mrow>
            <mi>λ</mi>
            <mo stretchy="false">⋅</mo>
            <mrow>
              <munderover>
                <mo stretchy="false">∫</mo>
                <mn>0</mn>
                <mi>∞</mi>
              </munderover>
              <mrow>
                <mi>x</mi>
                <mo stretchy="false">⋅</mo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i>λ</mi>
                    <mo stretchy="false">⋅</mo>
                    <mi>x</mi>
                  </mrow>
                </msup>
                <mo stretchy="false">⋅</mo>
                <mi mathvariant="italic">dx</mi>
              </mrow>
            </mrow>
          </mrow>
          <mo stretchy="false">+</mo>
          <mrow>
            <mi>λ</mi>
            <mo stretchy="false">⋅</mo>
            <mrow>
              <munderover>
                <mo stretchy="false">∫</mo>
                <mrow>
                  <mo stretchy="false">−</mo>
                  <mi>∞</mi>
                </mrow>
                <mn>0</mn>
              </munderover>
              <mrow>
                <mi>x</mi>
                <mo stretchy="false">⋅</mo>
                <msup>
                  <mi>e</mi>
                  <mrow>
                    <mn>2</mn>
                    <mo stretchy="false">⋅</mo>
                    <mi>λ</mi>
                    <mo stretchy="false">⋅</mo>
                    <mi>x</mi>
                  </mrow>
                </msup>
                <mo stretchy="false">⋅</mo>
                <mi mathvariant="italic">dx</mi>
              </mrow>
            </mrow>
          </mrow>
        </mrow>
      </mrow>
    </mrow>
    <annotation encoding="StarMath 5.0">langle x rangle  = int from{-∞} to{∞}  x cdot p( x ) cdot dx = int from{-∞} to{∞}  {x cdot λ cdot e^{ -2 cdot λ cdot lline x rline  }  cdot dx } = λ cdot int from{0} to{∞}  {x  cdot e^{ -2 cdot λ cdot x  }  cdot dx} + λ cdot int from{-∞} to{0}  {x  cdot e^{ 2 cdot λ cdot x  }  cdot dx}</annotation>
  </semantics>
</math>
</file>